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27.3pt" svg:y="133.11pt">
            <loext:p draw:notify-on-update-of-ranges="Sheet1.H5:Sheet1.H25 Sheet1.I5:Sheet1.I25 Sheet1.J5:Sheet1.J25 Sheet1.K5:Sheet1.K25 Sheet1.L5:Sheet1.L25 Sheet1.M5:Sheet1.M25 Sheet1.N5:Sheet1.N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dt</text:p>
          </table:table-cell>
          <table:table-cell table:formula="of:=1/60" office:value-type="float" office:value="0.0166666666666667" calcext:value-type="float">
            <text:p>0.01666666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formula="of:=dt*50" office:value-type="float" office:value="0.833333333333333" calcext:value-type="float">
            <text:p>0.83333333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amping</text:p>
          </table:table-cell>
          <table:table-cell office:value-type="float" office:value="0.98" calcext:value-type="float">
            <text:p>0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s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5] + dt*[.C51]" office:value-type="float" office:value="0" calcext:value-type="float">
            <text:p>0</text:p>
          </table:table-cell>
          <table:table-cell table:formula="of:=[.D5] + dt*[.D51]" office:value-type="float" office:value="0" calcext:value-type="float">
            <text:p>0</text:p>
          </table:table-cell>
          <table:table-cell table:formula="of:=[.E5] + dt*[.E51]" office:value-type="float" office:value="0" calcext:value-type="float">
            <text:p>0</text:p>
          </table:table-cell>
          <table:table-cell table:formula="of:=[.F5] + dt*[.F51]" office:value-type="float" office:value="0" calcext:value-type="float">
            <text:p>0</text:p>
          </table:table-cell>
          <table:table-cell table:formula="of:=[.G5] + dt*[.G51]" office:value-type="float" office:value="0" calcext:value-type="float">
            <text:p>0</text:p>
          </table:table-cell>
          <table:table-cell table:formula="of:=[.H5] + dt*[.H51]" office:value-type="float" office:value="0" calcext:value-type="float">
            <text:p>0</text:p>
          </table:table-cell>
          <table:table-cell table:formula="of:=[.I5] + dt*[.I51]" office:value-type="float" office:value="0" calcext:value-type="float">
            <text:p>0</text:p>
          </table:table-cell>
          <table:table-cell table:formula="of:=[.J5] + dt*[.J51]" office:value-type="float" office:value="0" calcext:value-type="float">
            <text:p>0</text:p>
          </table:table-cell>
          <table:table-cell table:formula="of:=[.K5] + dt*[.K51]" office:value-type="float" office:value="0" calcext:value-type="float">
            <text:p>0</text:p>
          </table:table-cell>
          <table:table-cell table:formula="of:=[.L5] + dt*[.L51]" office:value-type="float" office:value="2.18240723441508E-019" calcext:value-type="float">
            <text:p>2.18240723441508E-19</text:p>
          </table:table-cell>
          <table:table-cell table:formula="of:=[.M5] + dt*[.M51]" office:value-type="float" office:value="4.47554132476514E-018" calcext:value-type="float">
            <text:p>4.47554132476514E-18</text:p>
          </table:table-cell>
        </table:table-row>
        <table:table-row table:style-name="ro1">
          <table:table-cell table:formula="of:=[.A5]+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6] + dt*[.C52]" office:value-type="float" office:value="0" calcext:value-type="float">
            <text:p>0</text:p>
          </table:table-cell>
          <table:table-cell table:formula="of:=[.D6] + dt*[.D52]" office:value-type="float" office:value="0" calcext:value-type="float">
            <text:p>0</text:p>
          </table:table-cell>
          <table:table-cell table:formula="of:=[.E6] + dt*[.E52]" office:value-type="float" office:value="0" calcext:value-type="float">
            <text:p>0</text:p>
          </table:table-cell>
          <table:table-cell table:formula="of:=[.F6] + dt*[.F52]" office:value-type="float" office:value="0" calcext:value-type="float">
            <text:p>0</text:p>
          </table:table-cell>
          <table:table-cell table:formula="of:=[.G6] + dt*[.G52]" office:value-type="float" office:value="0" calcext:value-type="float">
            <text:p>0</text:p>
          </table:table-cell>
          <table:table-cell table:formula="of:=[.H6] + dt*[.H52]" office:value-type="float" office:value="0" calcext:value-type="float">
            <text:p>0</text:p>
          </table:table-cell>
          <table:table-cell table:formula="of:=[.I6] + dt*[.I52]" office:value-type="float" office:value="0" calcext:value-type="float">
            <text:p>0</text:p>
          </table:table-cell>
          <table:table-cell table:formula="of:=[.J6] + dt*[.J52]" office:value-type="float" office:value="0" calcext:value-type="float">
            <text:p>0</text:p>
          </table:table-cell>
          <table:table-cell table:formula="of:=[.K6] + dt*[.K52]" office:value-type="float" office:value="1.60340123344782E-017" calcext:value-type="float">
            <text:p>1.60340123344782E-17</text:p>
          </table:table-cell>
          <table:table-cell table:formula="of:=[.L6] + dt*[.L52]" office:value-type="float" office:value="2.97504418027769E-016" calcext:value-type="float">
            <text:p>2.97504418027769E-16</text:p>
          </table:table-cell>
          <table:table-cell table:formula="of:=[.M6] + dt*[.M52]" office:value-type="float" office:value="2.90116358366273E-015" calcext:value-type="float">
            <text:p>2.90116358366273E-15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7] + dt*[.C53]" office:value-type="float" office:value="0" calcext:value-type="float">
            <text:p>0</text:p>
          </table:table-cell>
          <table:table-cell table:formula="of:=[.D7] + dt*[.D53]" office:value-type="float" office:value="0" calcext:value-type="float">
            <text:p>0</text:p>
          </table:table-cell>
          <table:table-cell table:formula="of:=[.E7] + dt*[.E53]" office:value-type="float" office:value="0" calcext:value-type="float">
            <text:p>0</text:p>
          </table:table-cell>
          <table:table-cell table:formula="of:=[.F7] + dt*[.F53]" office:value-type="float" office:value="0" calcext:value-type="float">
            <text:p>0</text:p>
          </table:table-cell>
          <table:table-cell table:formula="of:=[.G7] + dt*[.G53]" office:value-type="float" office:value="0" calcext:value-type="float">
            <text:p>0</text:p>
          </table:table-cell>
          <table:table-cell table:formula="of:=[.H7] + dt*[.H53]" office:value-type="float" office:value="0" calcext:value-type="float">
            <text:p>0</text:p>
          </table:table-cell>
          <table:table-cell table:formula="of:=[.I7] + dt*[.I53]" office:value-type="float" office:value="0" calcext:value-type="float">
            <text:p>0</text:p>
          </table:table-cell>
          <table:table-cell table:formula="of:=[.J7] + dt*[.J53]" office:value-type="float" office:value="1.17800906947186E-015" calcext:value-type="float">
            <text:p>1.17800906947186E-15</text:p>
          </table:table-cell>
          <table:table-cell table:formula="of:=[.K7] + dt*[.K53]" office:value-type="float" office:value="0.0000000000000195570775140528" calcext:value-type="float">
            <text:p>1.95570775140528E-14</text:p>
          </table:table-cell>
          <table:table-cell table:formula="of:=[.L7] + dt*[.L53]" office:value-type="float" office:value="0.000000000000171618166207576" calcext:value-type="float">
            <text:p>1.71618166207576E-13</text:p>
          </table:table-cell>
          <table:table-cell table:formula="of:=[.M7] + dt*[.M53]" office:value-type="float" office:value="0.00000000000105808649541435" calcext:value-type="float">
            <text:p>1.05808649541435E-12</text:p>
          </table:table-cell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8] + dt*[.C54]" office:value-type="float" office:value="0" calcext:value-type="float">
            <text:p>0</text:p>
          </table:table-cell>
          <table:table-cell table:formula="of:=[.D8] + dt*[.D54]" office:value-type="float" office:value="0" calcext:value-type="float">
            <text:p>0</text:p>
          </table:table-cell>
          <table:table-cell table:formula="of:=[.E8] + dt*[.E54]" office:value-type="float" office:value="0" calcext:value-type="float">
            <text:p>0</text:p>
          </table:table-cell>
          <table:table-cell table:formula="of:=[.F8] + dt*[.F54]" office:value-type="float" office:value="0" calcext:value-type="float">
            <text:p>0</text:p>
          </table:table-cell>
          <table:table-cell table:formula="of:=[.G8] + dt*[.G54]" office:value-type="float" office:value="0" calcext:value-type="float">
            <text:p>0</text:p>
          </table:table-cell>
          <table:table-cell table:formula="of:=[.H8] + dt*[.H54]" office:value-type="float" office:value="0" calcext:value-type="float">
            <text:p>0</text:p>
          </table:table-cell>
          <table:table-cell table:formula="of:=[.I8] + dt*[.I54]" office:value-type="float" office:value="0.0000000000000865476051040553" calcext:value-type="float">
            <text:p>8.65476051040553E-14</text:p>
          </table:table-cell>
          <table:table-cell table:formula="of:=[.J8] + dt*[.J54]" office:value-type="float" office:value="0.00000000000126783827126945" calcext:value-type="float">
            <text:p>1.26783827126945E-12</text:p>
          </table:table-cell>
          <table:table-cell table:formula="of:=[.K8] + dt*[.K54]" office:value-type="float" office:value="0.00000000000988764028069334" calcext:value-type="float">
            <text:p>9.88764028069334E-12</text:p>
          </table:table-cell>
          <table:table-cell table:formula="of:=[.L8] + dt*[.L54]" office:value-type="float" office:value="0.0000000000545228258531734" calcext:value-type="float">
            <text:p>5.45228258531734E-11</text:p>
          </table:table-cell>
          <table:table-cell table:formula="of:=[.M8] + dt*[.M54]" office:value-type="float" office:value="0.000000000238322917777945" calcext:value-type="float">
            <text:p>2.38322917777945E-10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9] + dt*[.C55]" office:value-type="float" office:value="0" calcext:value-type="float">
            <text:p>0</text:p>
          </table:table-cell>
          <table:table-cell table:formula="of:=[.D9] + dt*[.D55]" office:value-type="float" office:value="0" calcext:value-type="float">
            <text:p>0</text:p>
          </table:table-cell>
          <table:table-cell table:formula="of:=[.E9] + dt*[.E55]" office:value-type="float" office:value="0" calcext:value-type="float">
            <text:p>0</text:p>
          </table:table-cell>
          <table:table-cell table:formula="of:=[.F9] + dt*[.F55]" office:value-type="float" office:value="0" calcext:value-type="float">
            <text:p>0</text:p>
          </table:table-cell>
          <table:table-cell table:formula="of:=[.G9] + dt*[.G55]" office:value-type="float" office:value="0" calcext:value-type="float">
            <text:p>0</text:p>
          </table:table-cell>
          <table:table-cell table:formula="of:=[.H9] + dt*[.H55]" office:value-type="float" office:value="0.00000000000635859955866529" calcext:value-type="float">
            <text:p>6.35859955866529E-12</text:p>
          </table:table-cell>
          <table:table-cell table:formula="of:=[.I9] + dt*[.I55]" office:value-type="float" office:value="0.0000000000807303696467042" calcext:value-type="float">
            <text:p>8.07303696467042E-11</text:p>
          </table:table-cell>
          <table:table-cell table:formula="of:=[.J9] + dt*[.J55]" office:value-type="float" office:value="0.000000000550773146772133" calcext:value-type="float">
            <text:p>5.50773146772133E-10</text:p>
          </table:table-cell>
          <table:table-cell table:formula="of:=[.K9] + dt*[.K55]" office:value-type="float" office:value="0.00000000267844973515083" calcext:value-type="float">
            <text:p>2.67844973515083E-09</text:p>
          </table:table-cell>
          <table:table-cell table:formula="of:=[.L9] + dt*[.L55]" office:value-type="float" office:value="0.000000010398820895366" calcext:value-type="float">
            <text:p>1.0398820895366E-08</text:p>
          </table:table-cell>
          <table:table-cell table:formula="of:=[.M9] + dt*[.M55]" office:value-type="float" office:value="0.0000000342452227555406" calcext:value-type="float">
            <text:p>3.42452227555406E-08</text:p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0] + dt*[.C56]" office:value-type="float" office:value="0" calcext:value-type="float">
            <text:p>0</text:p>
          </table:table-cell>
          <table:table-cell table:formula="of:=[.D10] + dt*[.D56]" office:value-type="float" office:value="0" calcext:value-type="float">
            <text:p>0</text:p>
          </table:table-cell>
          <table:table-cell table:formula="of:=[.E10] + dt*[.E56]" office:value-type="float" office:value="0" calcext:value-type="float">
            <text:p>0</text:p>
          </table:table-cell>
          <table:table-cell table:formula="of:=[.F10] + dt*[.F56]" office:value-type="float" office:value="0" calcext:value-type="float">
            <text:p>0</text:p>
          </table:table-cell>
          <table:table-cell table:formula="of:=[.G10] + dt*[.G56]" office:value-type="float" office:value="0.000000000467162416555001" calcext:value-type="float">
            <text:p>4.67162416555001E-10</text:p>
          </table:table-cell>
          <table:table-cell table:formula="of:=[.H10] + dt*[.H56]" office:value-type="float" office:value="0.00000000501894644552486" calcext:value-type="float">
            <text:p>0.000000005</text:p>
          </table:table-cell>
          <table:table-cell table:formula="of:=[.I10] + dt*[.I56]" office:value-type="float" office:value="0.0000000293403617994626" calcext:value-type="float">
            <text:p>2.93403617994626E-08</text:p>
          </table:table-cell>
          <table:table-cell table:formula="of:=[.J10] + dt*[.J56]" office:value-type="float" office:value="0.000000123576294791289" calcext:value-type="float">
            <text:p>1.23576294791289E-07</text:p>
          </table:table-cell>
          <table:table-cell table:formula="of:=[.K10] + dt*[.K56]" office:value-type="float" office:value="0.000000419365239849913" calcext:value-type="float">
            <text:p>4.19365239849913E-07</text:p>
          </table:table-cell>
          <table:table-cell table:formula="of:=[.L10] + dt*[.L56]" office:value-type="float" office:value="0.00000121685694025854" calcext:value-type="float">
            <text:p>1.21685694025854E-06</text:p>
          </table:table-cell>
          <table:table-cell table:formula="of:=[.M10] + dt*[.M56]" office:value-type="float" office:value="0.00000313087026361515" calcext:value-type="float">
            <text:p>3.13087026361515E-06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1] + dt*[.C57]" office:value-type="float" office:value="0" calcext:value-type="float">
            <text:p>0</text:p>
          </table:table-cell>
          <table:table-cell table:formula="of:=[.D11] + dt*[.D57]" office:value-type="float" office:value="0" calcext:value-type="float">
            <text:p>0</text:p>
          </table:table-cell>
          <table:table-cell table:formula="of:=[.E11] + dt*[.E57]" office:value-type="float" office:value="0" calcext:value-type="float">
            <text:p>0</text:p>
          </table:table-cell>
          <table:table-cell table:formula="of:=[.F11] + dt*[.F57]" office:value-type="float" office:value="0.0000000343221367264899" calcext:value-type="float">
            <text:p>3.43221367264899E-08</text:p>
          </table:table-cell>
          <table:table-cell table:formula="of:=[.G11] + dt*[.G57]" office:value-type="float" office:value="0.000000301715416643017" calcext:value-type="float">
            <text:p>3.01715416643017E-07</text:p>
          </table:table-cell>
          <table:table-cell table:formula="of:=[.H11] + dt*[.H57]" office:value-type="float" office:value="0.00000146918257959701" calcext:value-type="float">
            <text:p>1.46918257959701E-06</text:p>
          </table:table-cell>
          <table:table-cell table:formula="of:=[.I11] + dt*[.I57]" office:value-type="float" office:value="0.00000523091438918607" calcext:value-type="float">
            <text:p>5.23091438918607E-06</text:p>
          </table:table-cell>
          <table:table-cell table:formula="of:=[.J11] + dt*[.J57]" office:value-type="float" office:value="0.0000151930473392089" calcext:value-type="float">
            <text:p>0.000015193</text:p>
          </table:table-cell>
          <table:table-cell table:formula="of:=[.K11] + dt*[.K57]" office:value-type="float" office:value="0.0000381304749545406" calcext:value-type="float">
            <text:p>3.81304749545406E-05</text:p>
          </table:table-cell>
          <table:table-cell table:formula="of:=[.L11] + dt*[.L57]" office:value-type="float" office:value="0.0000856252996523194" calcext:value-type="float">
            <text:p>8.56252996523194E-05</text:p>
          </table:table-cell>
          <table:table-cell table:formula="of:=[.M11] + dt*[.M57]" office:value-type="float" office:value="0.000176050606186692" calcext:value-type="float">
            <text:p>0.0001760506</text:p>
          </table:table-cell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2] + dt*[.C58]" office:value-type="float" office:value="0" calcext:value-type="float">
            <text:p>0</text:p>
          </table:table-cell>
          <table:table-cell table:formula="of:=[.D12] + dt*[.D58]" office:value-type="float" office:value="0" calcext:value-type="float">
            <text:p>0</text:p>
          </table:table-cell>
          <table:table-cell table:formula="of:=[.E12] + dt*[.E58]" office:value-type="float" office:value="0.00000252162637174211" calcext:value-type="float">
            <text:p>2.52162637174211E-06</text:p>
          </table:table-cell>
          <table:table-cell table:formula="of:=[.F12] + dt*[.F58]" office:value-type="float" office:value="0.0000172426709944416" calcext:value-type="float">
            <text:p>1.72426709944416E-05</text:p>
          </table:table-cell>
          <table:table-cell table:formula="of:=[.G12] + dt*[.G58]" office:value-type="float" office:value="0.0000671237452032951" calcext:value-type="float">
            <text:p>6.71237452032951E-05</text:p>
          </table:table-cell>
          <table:table-cell table:formula="of:=[.H12] + dt*[.H58]" office:value-type="float" office:value="0.000195247843429462" calcext:value-type="float">
            <text:p>0.0001952478</text:p>
          </table:table-cell>
          <table:table-cell table:formula="of:=[.I12] + dt*[.I58]" office:value-type="float" office:value="0.000471499606699268" calcext:value-type="float">
            <text:p>0.0004714996</text:p>
          </table:table-cell>
          <table:table-cell table:formula="of:=[.J12] + dt*[.J58]" office:value-type="float" office:value="0.000998187709557372" calcext:value-type="float">
            <text:p>0.0009981877</text:p>
          </table:table-cell>
          <table:table-cell table:formula="of:=[.K12] + dt*[.K58]" office:value-type="float" office:value="0.00191376248844705" calcext:value-type="float">
            <text:p>0.0019137625</text:p>
          </table:table-cell>
          <table:table-cell table:formula="of:=[.L12] + dt*[.L58]" office:value-type="float" office:value="0.00339389827277211" calcext:value-type="float">
            <text:p>0.0033938983</text:p>
          </table:table-cell>
          <table:table-cell table:formula="of:=[.M12] + dt*[.M58]" office:value-type="float" office:value="0.00564938789800694" calcext:value-type="float">
            <text:p>0.0056493879</text:p>
          </table:table-cell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3] + dt*[.C59]" office:value-type="float" office:value="0" calcext:value-type="float">
            <text:p>0</text:p>
          </table:table-cell>
          <table:table-cell table:formula="of:=[.D13] + dt*[.D59]" office:value-type="float" office:value="0.000185262345679012" calcext:value-type="float">
            <text:p>0.0001852623</text:p>
          </table:table-cell>
          <table:table-cell table:formula="of:=[.E13] + dt*[.E59]" office:value-type="float" office:value="0.000905032289523319" calcext:value-type="float">
            <text:p>0.0009050323</text:p>
          </table:table-cell>
          <table:table-cell table:formula="of:=[.F13] + dt*[.F59]" office:value-type="float" office:value="0.00263926778970908" calcext:value-type="float">
            <text:p>0.0026392678</text:p>
          </table:table-cell>
          <table:table-cell table:formula="of:=[.G13] + dt*[.G59]" office:value-type="float" office:value="0.0059557074853035" calcext:value-type="float">
            <text:p>0.0059557075</text:p>
          </table:table-cell>
          <table:table-cell table:formula="of:=[.H13] + dt*[.H59]" office:value-type="float" office:value="0.0114601393456954" calcext:value-type="float">
            <text:p>0.0114601393</text:p>
          </table:table-cell>
          <table:table-cell table:formula="of:=[.I13] + dt*[.I59]" office:value-type="float" office:value="0.0197430937984644" calcext:value-type="float">
            <text:p>0.0197430938</text:p>
          </table:table-cell>
          <table:table-cell table:formula="of:=[.J13] + dt*[.J59]" office:value-type="float" office:value="0.0313263574150299" calcext:value-type="float">
            <text:p>0.0313263574</text:p>
          </table:table-cell>
          <table:table-cell table:formula="of:=[.K13] + dt*[.K59]" office:value-type="float" office:value="0.0466126802906619" calcext:value-type="float">
            <text:p>0.0466126803</text:p>
          </table:table-cell>
          <table:table-cell table:formula="of:=[.L13] + dt*[.L59]" office:value-type="float" office:value="0.0658418366284761" calcext:value-type="float">
            <text:p>0.0658418366</text:p>
          </table:table-cell>
          <table:table-cell table:formula="of:=[.M13] + dt*[.M59]" office:value-type="float" office:value="0.0890558085345828" calcext:value-type="float">
            <text:p>0.0890558085</text:p>
          </table:table-cell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4] + dt*[.C60]" office:value-type="float" office:value="0.0136111111111111" calcext:value-type="float">
            <text:p>0.0136111111</text:p>
          </table:table-cell>
          <table:table-cell table:formula="of:=[.D14] + dt*[.D60]" office:value-type="float" office:value="0.0399126929012346" calcext:value-type="float">
            <text:p>0.0399126929</text:p>
          </table:table-cell>
          <table:table-cell table:formula="of:=[.E14] + dt*[.E60]" office:value-type="float" office:value="0.0773973274176955" calcext:value-type="float">
            <text:p>0.0773973274</text:p>
          </table:table-cell>
          <table:table-cell table:formula="of:=[.F14] + dt*[.F60]" office:value-type="float" office:value="0.124053130857089" calcext:value-type="float">
            <text:p>0.1240531309</text:p>
          </table:table-cell>
          <table:table-cell table:formula="of:=[.G14] + dt*[.G60]" office:value-type="float" office:value="0.177467871865273" calcext:value-type="float">
            <text:p>0.1774678719</text:p>
          </table:table-cell>
          <table:table-cell table:formula="of:=[.H14] + dt*[.H60]" office:value-type="float" office:value="0.234949529348084" calcext:value-type="float">
            <text:p>0.2349495293</text:p>
          </table:table-cell>
          <table:table-cell table:formula="of:=[.I14] + dt*[.I60]" office:value-type="float" office:value="0.293657253505873" calcext:value-type="float">
            <text:p>0.2936572535</text:p>
          </table:table-cell>
          <table:table-cell table:formula="of:=[.J14] + dt*[.J60]" office:value-type="float" office:value="0.350736329427282" calcext:value-type="float">
            <text:p>0.3507363294</text:p>
          </table:table-cell>
          <table:table-cell table:formula="of:=[.K14] + dt*[.K60]" office:value-type="float" office:value="0.403450694233719" calcext:value-type="float">
            <text:p>0.4034506942</text:p>
          </table:table-cell>
          <table:table-cell table:formula="of:=[.L14] + dt*[.L60]" office:value-type="float" office:value="0.449306821967358" calcext:value-type="float">
            <text:p>0.449306822</text:p>
          </table:table-cell>
          <table:table-cell table:formula="of:=[.M14] + dt*[.M60]" office:value-type="float" office:value="0.486163345495754" calcext:value-type="float">
            <text:p>0.4861633455</text:p>
          </table:table-cell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5] + dt*[.C61]" office:value-type="float" office:value="0.979583333333333" calcext:value-type="float">
            <text:p>0.9795833333</text:p>
          </table:table-cell>
          <table:table-cell table:formula="of:=[.D15] + dt*[.D61]" office:value-type="float" office:value="0.939899382716049" calcext:value-type="float">
            <text:p>0.9398993827</text:p>
          </table:table-cell>
          <table:table-cell table:formula="of:=[.E15] + dt*[.E61]" office:value-type="float" office:value="0.882769251275291" calcext:value-type="float">
            <text:p>0.8827692513</text:p>
          </table:table-cell>
          <table:table-cell table:formula="of:=[.F15] + dt*[.F61]" office:value-type="float" office:value="0.810597465256809" calcext:value-type="float">
            <text:p>0.8105974653</text:p>
          </table:table-cell>
          <table:table-cell table:formula="of:=[.G15] + dt*[.G61]" office:value-type="float" office:value="0.726260866066572" calcext:value-type="float">
            <text:p>0.7262608661</text:p>
          </table:table-cell>
          <table:table-cell table:formula="of:=[.H15] + dt*[.H61]" office:value-type="float" office:value="0.632980130956249" calcext:value-type="float">
            <text:p>0.632980131</text:p>
          </table:table-cell>
          <table:table-cell table:formula="of:=[.I15] + dt*[.I61]" office:value-type="float" office:value="0.534180035425315" calcext:value-type="float">
            <text:p>0.5341800354</text:p>
          </table:table-cell>
          <table:table-cell table:formula="of:=[.J15] + dt*[.J61]" office:value-type="float" office:value="0.433344943326179" calcext:value-type="float">
            <text:p>0.4333449433</text:p>
          </table:table-cell>
          <table:table-cell table:formula="of:=[.K15] + dt*[.K61]" office:value-type="float" office:value="0.333876071523509" calcext:value-type="float">
            <text:p>0.3338760715</text:p>
          </table:table-cell>
          <table:table-cell table:formula="of:=[.L15] + dt*[.L61]" office:value-type="float" office:value="0.238956828896997" calcext:value-type="float">
            <text:p>0.2389568289</text:p>
          </table:table-cell>
          <table:table-cell table:formula="of:=[.M15] + dt*[.M61]" office:value-type="float" office:value="0.151431993399111" calcext:value-type="float">
            <text:p>0.1514319934</text:p>
          </table:table-cell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C16] + dt*[.C62]" office:value-type="float" office:value="0.5" calcext:value-type="float">
            <text:p>0.5</text:p>
          </table:table-cell>
          <table:table-cell table:formula="of:=[.D16] + dt*[.D62]" office:value-type="float" office:value="0.499814737654321" calcext:value-type="float">
            <text:p>0.4998147377</text:p>
          </table:table-cell>
          <table:table-cell table:formula="of:=[.E16] + dt*[.E62]" office:value-type="float" office:value="0.499093706897291" calcext:value-type="float">
            <text:p>0.4990937069</text:p>
          </table:table-cell>
          <table:table-cell table:formula="of:=[.F16] + dt*[.F62]" office:value-type="float" office:value="0.497352085133191" calcext:value-type="float">
            <text:p>0.4973520851</text:p>
          </table:table-cell>
          <table:table-cell table:formula="of:=[.G16] + dt*[.G62]" office:value-type="float" office:value="0.494010504063556" calcext:value-type="float">
            <text:p>0.4940105041</text:p>
          </table:table-cell>
          <table:table-cell table:formula="of:=[.H16] + dt*[.H62]" office:value-type="float" office:value="0.488441131704442" calcext:value-type="float">
            <text:p>0.4884411317</text:p>
          </table:table-cell>
          <table:table-cell table:formula="of:=[.I16] + dt*[.I62]" office:value-type="float" office:value="0.480017214819109" calcext:value-type="float">
            <text:p>0.4800172148</text:p>
          </table:table-cell>
          <table:table-cell table:formula="of:=[.J16] + dt*[.J62]" office:value-type="float" office:value="0.468163076330013" calcext:value-type="float">
            <text:p>0.4681630763</text:p>
          </table:table-cell>
          <table:table-cell table:formula="of:=[.K16] + dt*[.K62]" office:value-type="float" office:value="0.452401576657688" calcext:value-type="float">
            <text:p>0.4524015767</text:p>
          </table:table-cell>
          <table:table-cell table:formula="of:=[.L16] + dt*[.L62]" office:value-type="float" office:value="0.432396227539726" calcext:value-type="float">
            <text:p>0.4323962275</text:p>
          </table:table-cell>
          <table:table-cell table:formula="of:=[.M16] + dt*[.M62]" office:value-type="float" office:value="0.407985479067156" calcext:value-type="float">
            <text:p>0.4079854791</text:p>
          </table:table-cell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7] + dt*[.C63]" office:value-type="float" office:value="0.00680555555555556" calcext:value-type="float">
            <text:p>0.0068055556</text:p>
          </table:table-cell>
          <table:table-cell table:formula="of:=[.D17] + dt*[.D63]" office:value-type="float" office:value="0.0200952932098765" calcext:value-type="float">
            <text:p>0.0200952932</text:p>
          </table:table-cell>
          <table:table-cell table:formula="of:=[.E17] + dt*[.E63]" office:value-type="float" office:value="0.0393764923161008" calcext:value-type="float">
            <text:p>0.0393764923</text:p>
          </table:table-cell>
          <table:table-cell table:formula="of:=[.F17] + dt*[.F63]" office:value-type="float" office:value="0.0639995567046039" calcext:value-type="float">
            <text:p>0.0639995567</text:p>
          </table:table-cell>
          <table:table-cell table:formula="of:=[.G17] + dt*[.G63]" office:value-type="float" office:value="0.0931756016700072" calcext:value-type="float">
            <text:p>0.0931756017</text:p>
          </table:table-cell>
          <table:table-cell table:formula="of:=[.H17] + dt*[.H63]" office:value-type="float" office:value="0.125996926243533" calcext:value-type="float">
            <text:p>0.1259969262</text:p>
          </table:table-cell>
          <table:table-cell table:formula="of:=[.I17] + dt*[.I63]" office:value-type="float" office:value="0.161460112798844" calcext:value-type="float">
            <text:p>0.1614601128</text:p>
          </table:table-cell>
          <table:table-cell table:formula="of:=[.J17] + dt*[.J63]" office:value-type="float" office:value="0.198491449520715" calcext:value-type="float">
            <text:p>0.1984914495</text:p>
          </table:table-cell>
          <table:table-cell table:formula="of:=[.K17] + dt*[.K63]" office:value-type="float" office:value="0.235974306675572" calcext:value-type="float">
            <text:p>0.2359743067</text:p>
          </table:table-cell>
          <table:table-cell table:formula="of:=[.L17] + dt*[.L63]" office:value-type="float" office:value="0.272778017752262" calcext:value-type="float">
            <text:p>0.2727780178</text:p>
          </table:table-cell>
          <table:table-cell table:formula="of:=[.M17] + dt*[.M63]" office:value-type="float" office:value="0.307787726256305" calcext:value-type="float">
            <text:p>0.3077877263</text:p>
          </table:table-cell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8] + dt*[.C64]" office:value-type="float" office:value="0" calcext:value-type="float">
            <text:p>0</text:p>
          </table:table-cell>
          <table:table-cell table:formula="of:=[.D18] + dt*[.D64]" office:value-type="float" office:value="0.0000926311728395062" calcext:value-type="float">
            <text:p>9.26311728395062E-05</text:p>
          </table:table-cell>
          <table:table-cell table:formula="of:=[.E18] + dt*[.E64]" office:value-type="float" office:value="0.000454407364540466" calcext:value-type="float">
            <text:p>0.0004544074</text:p>
          </table:table-cell>
          <table:table-cell table:formula="of:=[.F18] + dt*[.F64]" office:value-type="float" office:value="0.0013325530272991" calcext:value-type="float">
            <text:p>0.001332553</text:p>
          </table:table-cell>
          <table:table-cell table:formula="of:=[.G18] + dt*[.G64]" office:value-type="float" office:value="0.00302808349586593" calcext:value-type="float">
            <text:p>0.0030280835</text:p>
          </table:table-cell>
          <table:table-cell table:formula="of:=[.H18] + dt*[.H64]" office:value-type="float" office:value="0.00587595555240878" calcext:value-type="float">
            <text:p>0.0058759556</text:p>
          </table:table-cell>
          <table:table-cell table:formula="of:=[.I18] + dt*[.I64]" office:value-type="float" office:value="0.0102232155051141" calcext:value-type="float">
            <text:p>0.0102232155</text:p>
          </table:table-cell>
          <table:table-cell table:formula="of:=[.J18] + dt*[.J64]" office:value-type="float" office:value="0.0164061452159105" calcext:value-type="float">
            <text:p>0.0164061452</text:p>
          </table:table-cell>
          <table:table-cell table:formula="of:=[.K18] + dt*[.K64]" office:value-type="float" office:value="0.0247274414638991" calcext:value-type="float">
            <text:p>0.0247274415</text:p>
          </table:table-cell>
          <table:table-cell table:formula="of:=[.L18] + dt*[.L64]" office:value-type="float" office:value="0.0354344597197861" calcext:value-type="float">
            <text:p>0.0354344597</text:p>
          </table:table-cell>
          <table:table-cell table:formula="of:=[.M18] + dt*[.M64]" office:value-type="float" office:value="0.048699510052308" calcext:value-type="float">
            <text:p>0.0486995101</text:p>
          </table:table-cell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9] + dt*[.C65]" office:value-type="float" office:value="0" calcext:value-type="float">
            <text:p>0</text:p>
          </table:table-cell>
          <table:table-cell table:formula="of:=[.D19] + dt*[.D65]" office:value-type="float" office:value="0" calcext:value-type="float">
            <text:p>0</text:p>
          </table:table-cell>
          <table:table-cell table:formula="of:=[.E19] + dt*[.E65]" office:value-type="float" office:value="0.00000126081318587106" calcext:value-type="float">
            <text:p>1.26081318587106E-06</text:p>
          </table:table-cell>
          <table:table-cell table:formula="of:=[.F19] + dt*[.F65]" office:value-type="float" office:value="0.00000864707709976566" calcext:value-type="float">
            <text:p>8.64707709976566E-06</text:p>
          </table:table-cell>
          <table:table-cell table:formula="of:=[.G19] + dt*[.G65]" office:value-type="float" office:value="0.0000337879839782236" calcext:value-type="float">
            <text:p>0.000033788</text:p>
          </table:table-cell>
          <table:table-cell table:formula="of:=[.H19] + dt*[.H65]" office:value-type="float" office:value="0.0000987239277367489" calcext:value-type="float">
            <text:p>9.87239277367489E-05</text:p>
          </table:table-cell>
          <table:table-cell table:formula="of:=[.I19] + dt*[.I65]" office:value-type="float" office:value="0.000239662001634679" calcext:value-type="float">
            <text:p>0.000239662</text:p>
          </table:table-cell>
          <table:table-cell table:formula="of:=[.J19] + dt*[.J65]" office:value-type="float" office:value="0.000510442402323706" calcext:value-type="float">
            <text:p>0.0005104424</text:p>
          </table:table-cell>
          <table:table-cell table:formula="of:=[.K19] + dt*[.K65]" office:value-type="float" office:value="0.000985322339757764" calcext:value-type="float">
            <text:p>0.0009853223</text:p>
          </table:table-cell>
          <table:table-cell table:formula="of:=[.L19] + dt*[.L65]" office:value-type="float" office:value="0.00176071373444814" calcext:value-type="float">
            <text:p>0.0017607137</text:p>
          </table:table-cell>
          <table:table-cell table:formula="of:=[.M19] + dt*[.M65]" office:value-type="float" office:value="0.00295556422598066" calcext:value-type="float">
            <text:p>0.0029555642</text:p>
          </table:table-cell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0] + dt*[.C66]" office:value-type="float" office:value="0" calcext:value-type="float">
            <text:p>0</text:p>
          </table:table-cell>
          <table:table-cell table:formula="of:=[.D20] + dt*[.D66]" office:value-type="float" office:value="0" calcext:value-type="float">
            <text:p>0</text:p>
          </table:table-cell>
          <table:table-cell table:formula="of:=[.E20] + dt*[.E66]" office:value-type="float" office:value="0" calcext:value-type="float">
            <text:p>0</text:p>
          </table:table-cell>
          <table:table-cell table:formula="of:=[.F20] + dt*[.F66]" office:value-type="float" office:value="0.0000000171610683632449" calcext:value-type="float">
            <text:p>1.71610683632449E-08</text:p>
          </table:table-cell>
          <table:table-cell table:formula="of:=[.G20] + dt*[.G66]" office:value-type="float" office:value="0.000000151208080133925" calcext:value-type="float">
            <text:p>1.51208080133925E-07</text:p>
          </table:table-cell>
          <table:table-cell table:formula="of:=[.H20] + dt*[.H66]" office:value-type="float" office:value="0.000000738353115157813" calcext:value-type="float">
            <text:p>7.38353115157813E-07</text:p>
          </table:table-cell>
          <table:table-cell table:formula="of:=[.I20] + dt*[.I66]" office:value-type="float" office:value="0.00000263743220828169" calcext:value-type="float">
            <text:p>2.63743220828169E-06</text:p>
          </table:table-cell>
          <table:table-cell table:formula="of:=[.J20] + dt*[.J66]" office:value-type="float" office:value="0.00000768899958837713" calcext:value-type="float">
            <text:p>0.000007689</text:p>
          </table:table-cell>
          <table:table-cell table:formula="of:=[.K20] + dt*[.K66]" office:value-type="float" office:value="0.0000193787588406069" calcext:value-type="float">
            <text:p>1.93787588406069E-05</text:p>
          </table:table-cell>
          <table:table-cell table:formula="of:=[.L20] + dt*[.L66]" office:value-type="float" office:value="0.0000437214031804724" calcext:value-type="float">
            <text:p>4.37214031804724E-05</text:p>
          </table:table-cell>
          <table:table-cell table:formula="of:=[.M20] + dt*[.M66]" office:value-type="float" office:value="0.0000903606584190115" calcext:value-type="float">
            <text:p>9.03606584190115E-05</text:p>
          </table:table-cell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1] + dt*[.C67]" office:value-type="float" office:value="0" calcext:value-type="float">
            <text:p>0</text:p>
          </table:table-cell>
          <table:table-cell table:formula="of:=[.D21] + dt*[.D67]" office:value-type="float" office:value="0" calcext:value-type="float">
            <text:p>0</text:p>
          </table:table-cell>
          <table:table-cell table:formula="of:=[.E21] + dt*[.E67]" office:value-type="float" office:value="0" calcext:value-type="float">
            <text:p>0</text:p>
          </table:table-cell>
          <table:table-cell table:formula="of:=[.F21] + dt*[.F67]" office:value-type="float" office:value="0" calcext:value-type="float">
            <text:p>0</text:p>
          </table:table-cell>
          <table:table-cell table:formula="of:=[.G21] + dt*[.G67]" office:value-type="float" office:value="0.0000000002335812082775" calcext:value-type="float">
            <text:p>2.335812082775E-10</text:p>
          </table:table-cell>
          <table:table-cell table:formula="of:=[.H21] + dt*[.H67]" office:value-type="float" office:value="0.00000000251424217243143" calcext:value-type="float">
            <text:p>2.51424217243143E-09</text:p>
          </table:table-cell>
          <table:table-cell table:formula="of:=[.I21] + dt*[.I67]" office:value-type="float" office:value="0.0000000147306962216144" calcext:value-type="float">
            <text:p>1.47306962216144E-08</text:p>
          </table:table-cell>
          <table:table-cell table:formula="of:=[.J21] + dt*[.J67]" office:value-type="float" office:value="0.0000000622007520372486" calcext:value-type="float">
            <text:p>6.22007520372486E-08</text:p>
          </table:table-cell>
          <table:table-cell table:formula="of:=[.K21] + dt*[.K67]" office:value-type="float" office:value="0.000000211687753026663" calcext:value-type="float">
            <text:p>2.11687753026663E-07</text:p>
          </table:table-cell>
          <table:table-cell table:formula="of:=[.L21] + dt*[.L67]" office:value-type="float" office:value="0.000000616207171891624" calcext:value-type="float">
            <text:p>6.16207171891624E-07</text:p>
          </table:table-cell>
          <table:table-cell table:formula="of:=[.M21] + dt*[.M67]" office:value-type="float" office:value="0.00000159102987589951" calcext:value-type="float">
            <text:p>0.000001591</text:p>
          </table:table-cell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2] + dt*[.C68]" office:value-type="float" office:value="0" calcext:value-type="float">
            <text:p>0</text:p>
          </table:table-cell>
          <table:table-cell table:formula="of:=[.D22] + dt*[.D68]" office:value-type="float" office:value="0" calcext:value-type="float">
            <text:p>0</text:p>
          </table:table-cell>
          <table:table-cell table:formula="of:=[.E22] + dt*[.E68]" office:value-type="float" office:value="0" calcext:value-type="float">
            <text:p>0</text:p>
          </table:table-cell>
          <table:table-cell table:formula="of:=[.F22] + dt*[.F68]" office:value-type="float" office:value="0" calcext:value-type="float">
            <text:p>0</text:p>
          </table:table-cell>
          <table:table-cell table:formula="of:=[.G22] + dt*[.G68]" office:value-type="float" office:value="0" calcext:value-type="float">
            <text:p>0</text:p>
          </table:table-cell>
          <table:table-cell table:formula="of:=[.H22] + dt*[.H68]" office:value-type="float" office:value="0.00000000000317929977933264" calcext:value-type="float">
            <text:p>3.17929977933264E-12</text:p>
          </table:table-cell>
          <table:table-cell table:formula="of:=[.I22] + dt*[.I68]" office:value-type="float" office:value="0.0000000000404300955271802" calcext:value-type="float">
            <text:p>4.04300955271802E-11</text:p>
          </table:table-cell>
          <table:table-cell table:formula="of:=[.J22] + dt*[.J68]" office:value-type="float" office:value="0.000000000276337010336117" calcext:value-type="float">
            <text:p>2.76337010336117E-10</text:p>
          </table:table-cell>
          <table:table-cell table:formula="of:=[.K22] + dt*[.K68]" office:value-type="float" office:value="0.00000000134663326688824" calcext:value-type="float">
            <text:p>1.34663326688824E-09</text:p>
          </table:table-cell>
          <table:table-cell table:formula="of:=[.L22] + dt*[.L68]" office:value-type="float" office:value="0.00000000524023826602219" calcext:value-type="float">
            <text:p>5.24023826602219E-09</text:p>
          </table:table-cell>
          <table:table-cell table:formula="of:=[.M22] + dt*[.M68]" office:value-type="float" office:value="0.0000000173009573272167" calcext:value-type="float">
            <text:p>1.73009573272167E-08</text:p>
          </table:table-cell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3] + dt*[.C69]" office:value-type="float" office:value="0" calcext:value-type="float">
            <text:p>0</text:p>
          </table:table-cell>
          <table:table-cell table:formula="of:=[.D23] + dt*[.D69]" office:value-type="float" office:value="0" calcext:value-type="float">
            <text:p>0</text:p>
          </table:table-cell>
          <table:table-cell table:formula="of:=[.E23] + dt*[.E69]" office:value-type="float" office:value="0" calcext:value-type="float">
            <text:p>0</text:p>
          </table:table-cell>
          <table:table-cell table:formula="of:=[.F23] + dt*[.F69]" office:value-type="float" office:value="0" calcext:value-type="float">
            <text:p>0</text:p>
          </table:table-cell>
          <table:table-cell table:formula="of:=[.G23] + dt*[.G69]" office:value-type="float" office:value="0" calcext:value-type="float">
            <text:p>0</text:p>
          </table:table-cell>
          <table:table-cell table:formula="of:=[.H23] + dt*[.H69]" office:value-type="float" office:value="0" calcext:value-type="float">
            <text:p>0</text:p>
          </table:table-cell>
          <table:table-cell table:formula="of:=[.I23] + dt*[.I69]" office:value-type="float" office:value="0.0000000000000432738025520277" calcext:value-type="float">
            <text:p>4.32738025520277E-14</text:p>
          </table:table-cell>
          <table:table-cell table:formula="of:=[.J23] + dt*[.J69]" office:value-type="float" office:value="0.000000000000634802642436828" calcext:value-type="float">
            <text:p>6.34802642436828E-13</text:p>
          </table:table-cell>
          <table:table-cell table:formula="of:=[.K23] + dt*[.K69]" office:value-type="float" office:value="0.00000000000495848193572759" calcext:value-type="float">
            <text:p>4.95848193572759E-12</text:p>
          </table:table-cell>
          <table:table-cell table:formula="of:=[.L23] + dt*[.L69]" office:value-type="float" office:value="0.0000000000273900150280058" calcext:value-type="float">
            <text:p>2.73900150280058E-11</text:p>
          </table:table-cell>
          <table:table-cell table:formula="of:=[.M23] + dt*[.M69]" office:value-type="float" office:value="0.000000000119953936663075" calcext:value-type="float">
            <text:p>1.19953936663075E-10</text:p>
          </table:table-cell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4] + dt*[.C70]" office:value-type="float" office:value="0" calcext:value-type="float">
            <text:p>0</text:p>
          </table:table-cell>
          <table:table-cell table:formula="of:=[.D24] + dt*[.D70]" office:value-type="float" office:value="0" calcext:value-type="float">
            <text:p>0</text:p>
          </table:table-cell>
          <table:table-cell table:formula="of:=[.E24] + dt*[.E70]" office:value-type="float" office:value="0" calcext:value-type="float">
            <text:p>0</text:p>
          </table:table-cell>
          <table:table-cell table:formula="of:=[.F24] + dt*[.F70]" office:value-type="float" office:value="0" calcext:value-type="float">
            <text:p>0</text:p>
          </table:table-cell>
          <table:table-cell table:formula="of:=[.G24] + dt*[.G70]" office:value-type="float" office:value="0" calcext:value-type="float">
            <text:p>0</text:p>
          </table:table-cell>
          <table:table-cell table:formula="of:=[.H24] + dt*[.H70]" office:value-type="float" office:value="0" calcext:value-type="float">
            <text:p>0</text:p>
          </table:table-cell>
          <table:table-cell table:formula="of:=[.I24] + dt*[.I70]" office:value-type="float" office:value="0" calcext:value-type="float">
            <text:p>0</text:p>
          </table:table-cell>
          <table:table-cell table:formula="of:=[.J24] + dt*[.J70]" office:value-type="float" office:value="5.89004534735932E-016" calcext:value-type="float">
            <text:p>5.89004534735932E-16</text:p>
          </table:table-cell>
          <table:table-cell table:formula="of:=[.K24] + dt*[.K70]" office:value-type="float" office:value="9.79056426627727E-015" calcext:value-type="float">
            <text:p>9.79056426627727E-15</text:p>
          </table:table-cell>
          <table:table-cell table:formula="of:=[.L24] + dt*[.L70]" office:value-type="float" office:value="0.0000000000000860321295770374" calcext:value-type="float">
            <text:p>8.60321295770374E-14</text:p>
          </table:table-cell>
          <table:table-cell table:formula="of:=[.M24] + dt*[.M70]" office:value-type="float" office:value="0.000000000000531217442623894" calcext:value-type="float">
            <text:p>5.31217442623894E-13</text:p>
          </table:table-cell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5] + dt*[.C71]" office:value-type="float" office:value="0" calcext:value-type="float">
            <text:p>0</text:p>
          </table:table-cell>
          <table:table-cell table:formula="of:=[.D25] + dt*[.D71]" office:value-type="float" office:value="0" calcext:value-type="float">
            <text:p>0</text:p>
          </table:table-cell>
          <table:table-cell table:formula="of:=[.E25] + dt*[.E71]" office:value-type="float" office:value="0" calcext:value-type="float">
            <text:p>0</text:p>
          </table:table-cell>
          <table:table-cell table:formula="of:=[.F25] + dt*[.F71]" office:value-type="float" office:value="0" calcext:value-type="float">
            <text:p>0</text:p>
          </table:table-cell>
          <table:table-cell table:formula="of:=[.G25] + dt*[.G71]" office:value-type="float" office:value="0" calcext:value-type="float">
            <text:p>0</text:p>
          </table:table-cell>
          <table:table-cell table:formula="of:=[.H25] + dt*[.H71]" office:value-type="float" office:value="0" calcext:value-type="float">
            <text:p>0</text:p>
          </table:table-cell>
          <table:table-cell table:formula="of:=[.I25] + dt*[.I71]" office:value-type="float" office:value="0" calcext:value-type="float">
            <text:p>0</text:p>
          </table:table-cell>
          <table:table-cell table:formula="of:=[.J25] + dt*[.J71]" office:value-type="float" office:value="0" calcext:value-type="float">
            <text:p>0</text:p>
          </table:table-cell>
          <table:table-cell table:formula="of:=[.K25] + dt*[.K71]" office:value-type="float" office:value="8.01700616723907E-018" calcext:value-type="float">
            <text:p>8.01700616723907E-18</text:p>
          </table:table-cell>
          <table:table-cell table:formula="of:=[.L25] + dt*[.L71]" office:value-type="float" office:value="1.48915889556466E-016" calcext:value-type="float">
            <text:p>1.48915889556466E-16</text:p>
          </table:table-cell>
          <table:table-cell table:formula="of:=[.M25] + dt*[.M71]" office:value-type="float" office:value="1.45393584863855E-015" calcext:value-type="float">
            <text:p>1.45393584863855E-1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ump – 2*P</text:p>
          </table:table-cell>
          <table:table-cell table:number-columns-repeated="13"/>
        </table:table-row>
        <table:table-row table:style-name="ro1">
          <table:table-cell table:formula="of:=[.A5]" office:value-type="float" office:value="0" calcext:value-type="float">
            <text:p>0</text:p>
          </table:table-cell>
          <table:table-cell/>
          <table:table-cell table:formula="of:=([.C4]+[.C6]-2*[.C5])" office:value-type="float" office:value="0" calcext:value-type="float">
            <text:p>0</text:p>
          </table:table-cell>
          <table:table-cell table:formula="of:=([.D4]+[.D6]-2*[.D5])" office:value-type="float" office:value="0" calcext:value-type="float">
            <text:p>0</text:p>
          </table:table-cell>
          <table:table-cell table:formula="of:=([.E4]+[.E6]-2*[.E5])" office:value-type="float" office:value="0" calcext:value-type="float">
            <text:p>0</text:p>
          </table:table-cell>
          <table:table-cell table:formula="of:=([.F4]+[.F6]-2*[.F5])" office:value-type="float" office:value="0" calcext:value-type="float">
            <text:p>0</text:p>
          </table:table-cell>
          <table:table-cell table:formula="of:=([.G4]+[.G6]-2*[.G5])" office:value-type="float" office:value="0" calcext:value-type="float">
            <text:p>0</text:p>
          </table:table-cell>
          <table:table-cell table:formula="of:=([.H4]+[.H6]-2*[.H5])" office:value-type="float" office:value="0" calcext:value-type="float">
            <text:p>0</text:p>
          </table:table-cell>
          <table:table-cell table:formula="of:=([.I4]+[.I6]-2*[.I5])" office:value-type="float" office:value="0" calcext:value-type="float">
            <text:p>0</text:p>
          </table:table-cell>
          <table:table-cell table:formula="of:=([.J4]+[.J6]-2*[.J5])" office:value-type="float" office:value="0" calcext:value-type="float">
            <text:p>0</text:p>
          </table:table-cell>
          <table:table-cell table:formula="of:=([.K4]+[.K6]-2*[.K5])" office:value-type="float" office:value="0" calcext:value-type="float">
            <text:p>0</text:p>
          </table:table-cell>
          <table:table-cell table:formula="of:=([.L4]+[.L6]-2*[.L5])" office:value-type="float" office:value="1.60340123344782E-017" calcext:value-type="float">
            <text:p>1.60340123344782E-17</text:p>
          </table:table-cell>
          <table:table-cell table:formula="of:=([.M4]+[.M6]-2*[.M5])" office:value-type="float" office:value="2.97067936580886E-016" calcext:value-type="float">
            <text:p>2.97067936580886E-16</text:p>
          </table:table-cell>
          <table:table-cell table:formula="of:=([.N4]+[.N6]-2*[.N5])" office:value-type="float" office:value="2.8922125010132E-015" calcext:value-type="float">
            <text:p>2.8922125010132E-15</text:p>
          </table:table-cell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/>
          <table:table-cell table:formula="of:=([.C5]+[.C7]-2*[.C6])" office:value-type="float" office:value="0" calcext:value-type="float">
            <text:p>0</text:p>
          </table:table-cell>
          <table:table-cell table:formula="of:=([.D5]+[.D7]-2*[.D6])" office:value-type="float" office:value="0" calcext:value-type="float">
            <text:p>0</text:p>
          </table:table-cell>
          <table:table-cell table:formula="of:=([.E5]+[.E7]-2*[.E6])" office:value-type="float" office:value="0" calcext:value-type="float">
            <text:p>0</text:p>
          </table:table-cell>
          <table:table-cell table:formula="of:=([.F5]+[.F7]-2*[.F6])" office:value-type="float" office:value="0" calcext:value-type="float">
            <text:p>0</text:p>
          </table:table-cell>
          <table:table-cell table:formula="of:=([.G5]+[.G7]-2*[.G6])" office:value-type="float" office:value="0" calcext:value-type="float">
            <text:p>0</text:p>
          </table:table-cell>
          <table:table-cell table:formula="of:=([.H5]+[.H7]-2*[.H6])" office:value-type="float" office:value="0" calcext:value-type="float">
            <text:p>0</text:p>
          </table:table-cell>
          <table:table-cell table:formula="of:=([.I5]+[.I7]-2*[.I6])" office:value-type="float" office:value="0" calcext:value-type="float">
            <text:p>0</text:p>
          </table:table-cell>
          <table:table-cell table:formula="of:=([.J5]+[.J7]-2*[.J6])" office:value-type="float" office:value="0" calcext:value-type="float">
            <text:p>0</text:p>
          </table:table-cell>
          <table:table-cell table:formula="of:=([.K5]+[.K7]-2*[.K6])" office:value-type="float" office:value="1.17800906947186E-015" calcext:value-type="float">
            <text:p>1.17800906947186E-15</text:p>
          </table:table-cell>
          <table:table-cell table:formula="of:=([.L5]+[.L7]-2*[.L6])" office:value-type="float" office:value="0.0000000000000195250094893839" calcext:value-type="float">
            <text:p>1.95250094893839E-14</text:p>
          </table:table-cell>
          <table:table-cell table:formula="of:=([.M5]+[.M7]-2*[.M6])" office:value-type="float" office:value="0.000000000000171023375612244" calcext:value-type="float">
            <text:p>1.71023375612244E-13</text:p>
          </table:table-cell>
          <table:table-cell table:formula="of:=([.N5]+[.N7]-2*[.N6])" office:value-type="float" office:value="0.00000000000105228864378835" calcext:value-type="float">
            <text:p>1.05228864378835E-12</text:p>
          </table:table-cell>
        </table:table-row>
        <table:table-row table:style-name="ro1">
          <table:table-cell table:formula="of:=[.A7]" office:value-type="float" office:value="2" calcext:value-type="float">
            <text:p>2</text:p>
          </table:table-cell>
          <table:table-cell/>
          <table:table-cell table:formula="of:=([.C6]+[.C8]-2*[.C7])" office:value-type="float" office:value="0" calcext:value-type="float">
            <text:p>0</text:p>
          </table:table-cell>
          <table:table-cell table:formula="of:=([.D6]+[.D8]-2*[.D7])" office:value-type="float" office:value="0" calcext:value-type="float">
            <text:p>0</text:p>
          </table:table-cell>
          <table:table-cell table:formula="of:=([.E6]+[.E8]-2*[.E7])" office:value-type="float" office:value="0" calcext:value-type="float">
            <text:p>0</text:p>
          </table:table-cell>
          <table:table-cell table:formula="of:=([.F6]+[.F8]-2*[.F7])" office:value-type="float" office:value="0" calcext:value-type="float">
            <text:p>0</text:p>
          </table:table-cell>
          <table:table-cell table:formula="of:=([.G6]+[.G8]-2*[.G7])" office:value-type="float" office:value="0" calcext:value-type="float">
            <text:p>0</text:p>
          </table:table-cell>
          <table:table-cell table:formula="of:=([.H6]+[.H8]-2*[.H7])" office:value-type="float" office:value="0" calcext:value-type="float">
            <text:p>0</text:p>
          </table:table-cell>
          <table:table-cell table:formula="of:=([.I6]+[.I8]-2*[.I7])" office:value-type="float" office:value="0" calcext:value-type="float">
            <text:p>0</text:p>
          </table:table-cell>
          <table:table-cell table:formula="of:=([.J6]+[.J8]-2*[.J7])" office:value-type="float" office:value="0.0000000000000865476051040553" calcext:value-type="float">
            <text:p>8.65476051040553E-14</text:p>
          </table:table-cell>
          <table:table-cell table:formula="of:=([.K6]+[.K8]-2*[.K7])" office:value-type="float" office:value="0.0000000000012654822531305" calcext:value-type="float">
            <text:p>1.2654822531305E-12</text:p>
          </table:table-cell>
          <table:table-cell table:formula="of:=([.L6]+[.L8]-2*[.L7])" office:value-type="float" office:value="0.00000000000984854215967757" calcext:value-type="float">
            <text:p>9.84854215967757E-12</text:p>
          </table:table-cell>
          <table:table-cell table:formula="of:=([.M6]+[.M8]-2*[.M7])" office:value-type="float" office:value="0.0000000000541798870251763" calcext:value-type="float">
            <text:p>5.41798870251763E-11</text:p>
          </table:table-cell>
          <table:table-cell table:formula="of:=([.N6]+[.N8]-2*[.N7])" office:value-type="float" office:value="0.0000000002362096459507" calcext:value-type="float">
            <text:p>2.362096459507E-10</text:p>
          </table:table-cell>
        </table:table-row>
        <table:table-row table:style-name="ro1">
          <table:table-cell table:formula="of:=[.A8]" office:value-type="float" office:value="3" calcext:value-type="float">
            <text:p>3</text:p>
          </table:table-cell>
          <table:table-cell/>
          <table:table-cell table:formula="of:=([.C7]+[.C9]-2*[.C8])" office:value-type="float" office:value="0" calcext:value-type="float">
            <text:p>0</text:p>
          </table:table-cell>
          <table:table-cell table:formula="of:=([.D7]+[.D9]-2*[.D8])" office:value-type="float" office:value="0" calcext:value-type="float">
            <text:p>0</text:p>
          </table:table-cell>
          <table:table-cell table:formula="of:=([.E7]+[.E9]-2*[.E8])" office:value-type="float" office:value="0" calcext:value-type="float">
            <text:p>0</text:p>
          </table:table-cell>
          <table:table-cell table:formula="of:=([.F7]+[.F9]-2*[.F8])" office:value-type="float" office:value="0" calcext:value-type="float">
            <text:p>0</text:p>
          </table:table-cell>
          <table:table-cell table:formula="of:=([.G7]+[.G9]-2*[.G8])" office:value-type="float" office:value="0" calcext:value-type="float">
            <text:p>0</text:p>
          </table:table-cell>
          <table:table-cell table:formula="of:=([.H7]+[.H9]-2*[.H8])" office:value-type="float" office:value="0" calcext:value-type="float">
            <text:p>0</text:p>
          </table:table-cell>
          <table:table-cell table:formula="of:=([.I7]+[.I9]-2*[.I8])" office:value-type="float" office:value="0.00000000000635859955866529" calcext:value-type="float">
            <text:p>6.35859955866529E-12</text:p>
          </table:table-cell>
          <table:table-cell table:formula="of:=([.J7]+[.J9]-2*[.J8])" office:value-type="float" office:value="0.0000000000805572744364961" calcext:value-type="float">
            <text:p>8.05572744364961E-11</text:p>
          </table:table-cell>
          <table:table-cell table:formula="of:=([.K7]+[.K9]-2*[.K8])" office:value-type="float" office:value="0.000000000548238648238663" calcext:value-type="float">
            <text:p>5.48238648238663E-10</text:p>
          </table:table-cell>
          <table:table-cell table:formula="of:=([.L7]+[.L9]-2*[.L8])" office:value-type="float" office:value="0.00000000265869401166695" calcext:value-type="float">
            <text:p>2.65869401166695E-09</text:p>
          </table:table-cell>
          <table:table-cell table:formula="of:=([.M7]+[.M9]-2*[.M8])" office:value-type="float" office:value="0.0000000102899468618259" calcext:value-type="float">
            <text:p>1.02899468618259E-08</text:p>
          </table:table-cell>
          <table:table-cell table:formula="of:=([.N7]+[.N9]-2*[.N8])" office:value-type="float" office:value="0.0000000337696350064801" calcext:value-type="float">
            <text:p>3.37696350064801E-08</text:p>
          </table:table-cell>
        </table:table-row>
        <table:table-row table:style-name="ro1">
          <table:table-cell table:formula="of:=[.A9]" office:value-type="float" office:value="4" calcext:value-type="float">
            <text:p>4</text:p>
          </table:table-cell>
          <table:table-cell/>
          <table:table-cell table:formula="of:=([.C8]+[.C10]-2*[.C9])" office:value-type="float" office:value="0" calcext:value-type="float">
            <text:p>0</text:p>
          </table:table-cell>
          <table:table-cell table:formula="of:=([.D8]+[.D10]-2*[.D9])" office:value-type="float" office:value="0" calcext:value-type="float">
            <text:p>0</text:p>
          </table:table-cell>
          <table:table-cell table:formula="of:=([.E8]+[.E10]-2*[.E9])" office:value-type="float" office:value="0" calcext:value-type="float">
            <text:p>0</text:p>
          </table:table-cell>
          <table:table-cell table:formula="of:=([.F8]+[.F10]-2*[.F9])" office:value-type="float" office:value="0" calcext:value-type="float">
            <text:p>0</text:p>
          </table:table-cell>
          <table:table-cell table:formula="of:=([.G8]+[.G10]-2*[.G9])" office:value-type="float" office:value="0" calcext:value-type="float">
            <text:p>0</text:p>
          </table:table-cell>
          <table:table-cell table:formula="of:=([.H8]+[.H10]-2*[.H9])" office:value-type="float" office:value="0.000000000467162416555001" calcext:value-type="float">
            <text:p>4.67162416555001E-10</text:p>
          </table:table-cell>
          <table:table-cell table:formula="of:=([.I8]+[.I10]-2*[.I9])" office:value-type="float" office:value="0.00000000500622924640753" calcext:value-type="float">
            <text:p>0.000000005</text:p>
          </table:table-cell>
          <table:table-cell table:formula="of:=([.J8]+[.J10]-2*[.J9])" office:value-type="float" office:value="0.0000000291789876077743" calcext:value-type="float">
            <text:p>2.91789876077743E-08</text:p>
          </table:table-cell>
          <table:table-cell table:formula="of:=([.K8]+[.K10]-2*[.K9])" office:value-type="float" office:value="0.000000122476016336016" calcext:value-type="float">
            <text:p>1.22476016336016E-07</text:p>
          </table:table-cell>
          <table:table-cell table:formula="of:=([.L8]+[.L10]-2*[.L9])" office:value-type="float" office:value="0.000000414018228019892" calcext:value-type="float">
            <text:p>0.000000414</text:p>
          </table:table-cell>
          <table:table-cell table:formula="of:=([.M8]+[.M10]-2*[.M9])" office:value-type="float" office:value="0.00000119611382129366" calcext:value-type="float">
            <text:p>1.19611382129366E-06</text:p>
          </table:table-cell>
          <table:table-cell table:formula="of:=([.N8]+[.N10]-2*[.N9])" office:value-type="float" office:value="0.00000306261814102185" calcext:value-type="float">
            <text:p>3.06261814102185E-06</text:p>
          </table:table-cell>
        </table:table-row>
        <table:table-row table:style-name="ro1">
          <table:table-cell table:formula="of:=[.A10]" office:value-type="float" office:value="5" calcext:value-type="float">
            <text:p>5</text:p>
          </table:table-cell>
          <table:table-cell/>
          <table:table-cell table:formula="of:=([.C9]+[.C11]-2*[.C10])" office:value-type="float" office:value="0" calcext:value-type="float">
            <text:p>0</text:p>
          </table:table-cell>
          <table:table-cell table:formula="of:=([.D9]+[.D11]-2*[.D10])" office:value-type="float" office:value="0" calcext:value-type="float">
            <text:p>0</text:p>
          </table:table-cell>
          <table:table-cell table:formula="of:=([.E9]+[.E11]-2*[.E10])" office:value-type="float" office:value="0" calcext:value-type="float">
            <text:p>0</text:p>
          </table:table-cell>
          <table:table-cell table:formula="of:=([.F9]+[.F11]-2*[.F10])" office:value-type="float" office:value="0" calcext:value-type="float">
            <text:p>0</text:p>
          </table:table-cell>
          <table:table-cell table:formula="of:=([.G9]+[.G11]-2*[.G10])" office:value-type="float" office:value="0.0000000343221367264899" calcext:value-type="float">
            <text:p>3.43221367264899E-08</text:p>
          </table:table-cell>
          <table:table-cell table:formula="of:=([.H9]+[.H11]-2*[.H10])" office:value-type="float" office:value="0.000000300781091809907" calcext:value-type="float">
            <text:p>3.00781091809907E-07</text:p>
          </table:table-cell>
          <table:table-cell table:formula="of:=([.I9]+[.I11]-2*[.I10])" office:value-type="float" office:value="0.00000145915104530552" calcext:value-type="float">
            <text:p>1.45915104530552E-06</text:p>
          </table:table-cell>
          <table:table-cell table:formula="of:=([.J9]+[.J11]-2*[.J10])" office:value-type="float" office:value="0.00000517231439595679" calcext:value-type="float">
            <text:p>5.17231439595679E-06</text:p>
          </table:table-cell>
          <table:table-cell table:formula="of:=([.K9]+[.K11]-2*[.K10])" office:value-type="float" office:value="0.0000149464455227731" calcext:value-type="float">
            <text:p>1.49464455227731E-05</text:p>
          </table:table-cell>
          <table:table-cell table:formula="of:=([.L9]+[.L11]-2*[.L10])" office:value-type="float" office:value="0.000037294422924576" calcext:value-type="float">
            <text:p>3.7294422924576E-05</text:p>
          </table:table-cell>
          <table:table-cell table:formula="of:=([.M9]+[.M11]-2*[.M10])" office:value-type="float" office:value="0.0000832019845926977" calcext:value-type="float">
            <text:p>0.000083202</text:p>
          </table:table-cell>
          <table:table-cell table:formula="of:=([.N9]+[.N11]-2*[.N10])" office:value-type="float" office:value="0.000169823110882217" calcext:value-type="float">
            <text:p>0.0001698231</text:p>
          </table:table-cell>
        </table:table-row>
        <table:table-row table:style-name="ro1">
          <table:table-cell table:formula="of:=[.A11]" office:value-type="float" office:value="6" calcext:value-type="float">
            <text:p>6</text:p>
          </table:table-cell>
          <table:table-cell/>
          <table:table-cell table:formula="of:=([.C10]+[.C12]-2*[.C11])" office:value-type="float" office:value="0" calcext:value-type="float">
            <text:p>0</text:p>
          </table:table-cell>
          <table:table-cell table:formula="of:=([.D10]+[.D12]-2*[.D11])" office:value-type="float" office:value="0" calcext:value-type="float">
            <text:p>0</text:p>
          </table:table-cell>
          <table:table-cell table:formula="of:=([.E10]+[.E12]-2*[.E11])" office:value-type="float" office:value="0" calcext:value-type="float">
            <text:p>0</text:p>
          </table:table-cell>
          <table:table-cell table:formula="of:=([.F10]+[.F12]-2*[.F11])" office:value-type="float" office:value="0.00000252162637174211" calcext:value-type="float">
            <text:p>2.52162637174211E-06</text:p>
          </table:table-cell>
          <table:table-cell table:formula="of:=([.G10]+[.G12]-2*[.G11])" office:value-type="float" office:value="0.0000171740267209886" calcext:value-type="float">
            <text:p>0.000017174</text:p>
          </table:table-cell>
          <table:table-cell table:formula="of:=([.H10]+[.H12]-2*[.H11])" office:value-type="float" office:value="0.0000665207815324257" calcext:value-type="float">
            <text:p>6.65207815324257E-05</text:p>
          </table:table-cell>
          <table:table-cell table:formula="of:=([.I10]+[.I12]-2*[.I11])" office:value-type="float" office:value="0.000192314497216713" calcext:value-type="float">
            <text:p>0.0001923145</text:p>
          </table:table-cell>
          <table:table-cell table:formula="of:=([.J10]+[.J12]-2*[.J11])" office:value-type="float" office:value="0.000461067118282695" calcext:value-type="float">
            <text:p>0.0004610671</text:p>
          </table:table-cell>
          <table:table-cell table:formula="of:=([.K10]+[.K12]-2*[.K11])" office:value-type="float" office:value="0.000967925191173745" calcext:value-type="float">
            <text:p>0.0009679252</text:p>
          </table:table-cell>
          <table:table-cell table:formula="of:=([.L10]+[.L12]-2*[.L11])" office:value-type="float" office:value="0.00183792090377782" calcext:value-type="float">
            <text:p>0.0018379209</text:p>
          </table:table-cell>
          <table:table-cell table:formula="of:=([.M10]+[.M12]-2*[.M11])" office:value-type="float" office:value="0.00322386453040773" calcext:value-type="float">
            <text:p>0.0032238645</text:p>
          </table:table-cell>
          <table:table-cell table:formula="of:=([.N10]+[.N12]-2*[.N11])" office:value-type="float" office:value="0.00530041755589718" calcext:value-type="float">
            <text:p>0.0053004176</text:p>
          </table:table-cell>
        </table:table-row>
        <table:table-row table:style-name="ro1">
          <table:table-cell table:formula="of:=[.A12]" office:value-type="float" office:value="7" calcext:value-type="float">
            <text:p>7</text:p>
          </table:table-cell>
          <table:table-cell/>
          <table:table-cell table:formula="of:=([.C11]+[.C13]-2*[.C12])" office:value-type="float" office:value="0" calcext:value-type="float">
            <text:p>0</text:p>
          </table:table-cell>
          <table:table-cell table:formula="of:=([.D11]+[.D13]-2*[.D12])" office:value-type="float" office:value="0" calcext:value-type="float">
            <text:p>0</text:p>
          </table:table-cell>
          <table:table-cell table:formula="of:=([.E11]+[.E13]-2*[.E12])" office:value-type="float" office:value="0.000185262345679012" calcext:value-type="float">
            <text:p>0.0001852623</text:p>
          </table:table-cell>
          <table:table-cell table:formula="of:=([.F11]+[.F13]-2*[.F12])" office:value-type="float" office:value="0.000899989036779835" calcext:value-type="float">
            <text:p>0.000899989</text:p>
          </table:table-cell>
          <table:table-cell table:formula="of:=([.G11]+[.G13]-2*[.G12])" office:value-type="float" office:value="0.00260481676985692" calcext:value-type="float">
            <text:p>0.0026048168</text:p>
          </table:table-cell>
          <table:table-cell table:formula="of:=([.H11]+[.H13]-2*[.H12])" office:value-type="float" office:value="0.00582176171031356" calcext:value-type="float">
            <text:p>0.0058217617</text:p>
          </table:table-cell>
          <table:table-cell table:formula="of:=([.I11]+[.I13]-2*[.I12])" office:value-type="float" office:value="0.0110711128414161" calcext:value-type="float">
            <text:p>0.0110711128</text:p>
          </table:table-cell>
          <table:table-cell table:formula="of:=([.J11]+[.J13]-2*[.J12])" office:value-type="float" office:value="0.0188053254994551" calcext:value-type="float">
            <text:p>0.0188053255</text:p>
          </table:table-cell>
          <table:table-cell table:formula="of:=([.K11]+[.K13]-2*[.K12])" office:value-type="float" office:value="0.0293451750432544" calcext:value-type="float">
            <text:p>0.029345175</text:p>
          </table:table-cell>
          <table:table-cell table:formula="of:=([.L11]+[.L13]-2*[.L12])" office:value-type="float" office:value="0.0428232857887223" calcext:value-type="float">
            <text:p>0.0428232858</text:p>
          </table:table-cell>
          <table:table-cell table:formula="of:=([.M11]+[.M13]-2*[.M12])" office:value-type="float" office:value="0.0591396653825842" calcext:value-type="float">
            <text:p>0.0591396654</text:p>
          </table:table-cell>
          <table:table-cell table:formula="of:=([.N11]+[.N13]-2*[.N12])" office:value-type="float" office:value="0.0779330833447556" calcext:value-type="float">
            <text:p>0.0779330833</text:p>
          </table:table-cell>
        </table:table-row>
        <table:table-row table:style-name="ro1">
          <table:table-cell table:formula="of:=[.A13]" office:value-type="float" office:value="8" calcext:value-type="float">
            <text:p>8</text:p>
          </table:table-cell>
          <table:table-cell/>
          <table:table-cell table:formula="of:=([.C12]+[.C14]-2*[.C13])" office:value-type="float" office:value="0" calcext:value-type="float">
            <text:p>0</text:p>
          </table:table-cell>
          <table:table-cell table:formula="of:=([.D12]+[.D14]-2*[.D13])" office:value-type="float" office:value="0.0136111111111111" calcext:value-type="float">
            <text:p>0.0136111111</text:p>
          </table:table-cell>
          <table:table-cell table:formula="of:=([.E12]+[.E14]-2*[.E13])" office:value-type="float" office:value="0.0395421682098765" calcext:value-type="float">
            <text:p>0.0395421682</text:p>
          </table:table-cell>
          <table:table-cell table:formula="of:=([.F12]+[.F14]-2*[.F13])" office:value-type="float" office:value="0.0755897844650206" calcext:value-type="float">
            <text:p>0.0755897845</text:p>
          </table:table-cell>
          <table:table-cell table:formula="of:=([.G12]+[.G14]-2*[.G13])" office:value-type="float" office:value="0.118791837948665" calcext:value-type="float">
            <text:p>0.1187918379</text:p>
          </table:table-cell>
          <table:table-cell table:formula="of:=([.H12]+[.H14]-2*[.H13])" office:value-type="float" office:value="0.16562358063987" calcext:value-type="float">
            <text:p>0.1656235806</text:p>
          </table:table-cell>
          <table:table-cell table:formula="of:=([.I12]+[.I14]-2*[.I13])" office:value-type="float" office:value="0.212224498500123" calcext:value-type="float">
            <text:p>0.2122244985</text:p>
          </table:table-cell>
          <table:table-cell table:formula="of:=([.J12]+[.J14]-2*[.J13])" office:value-type="float" office:value="0.254642565515644" calcext:value-type="float">
            <text:p>0.2546425655</text:p>
          </table:table-cell>
          <table:table-cell table:formula="of:=([.K12]+[.K14]-2*[.K13])" office:value-type="float" office:value="0.289081802306779" calcext:value-type="float">
            <text:p>0.2890818023</text:p>
          </table:table-cell>
          <table:table-cell table:formula="of:=([.L12]+[.L14]-2*[.L13])" office:value-type="float" office:value="0.312139096140842" calcext:value-type="float">
            <text:p>0.3121390961</text:p>
          </table:table-cell>
          <table:table-cell table:formula="of:=([.M12]+[.M14]-2*[.M13])" office:value-type="float" office:value="0.321017046983178" calcext:value-type="float">
            <text:p>0.321017047</text:p>
          </table:table-cell>
          <table:table-cell table:formula="of:=([.N12]+[.N14]-2*[.N13])" office:value-type="float" office:value="0.313701116324595" calcext:value-type="float">
            <text:p>0.3137011163</text:p>
          </table:table-cell>
        </table:table-row>
        <table:table-row table:style-name="ro1">
          <table:table-cell table:formula="of:=[.A14]" office:value-type="float" office:value="9" calcext:value-type="float">
            <text:p>9</text:p>
          </table:table-cell>
          <table:table-cell/>
          <table:table-cell table:formula="of:=([.C13]+[.C15]-2*[.C14])" office:value-type="float" office:value="1" calcext:value-type="float">
            <text:p>1</text:p>
          </table:table-cell>
          <table:table-cell table:formula="of:=([.D13]+[.D15]-2*[.D14])" office:value-type="float" office:value="0.952361111111111" calcext:value-type="float">
            <text:p>0.9523611111</text:p>
          </table:table-cell>
          <table:table-cell table:formula="of:=([.E13]+[.E15]-2*[.E14])" office:value-type="float" office:value="0.860259259259259" calcext:value-type="float">
            <text:p>0.8602592593</text:p>
          </table:table-cell>
          <table:table-cell table:formula="of:=([.F13]+[.F15]-2*[.F14])" office:value-type="float" office:value="0.728879628729424" calcext:value-type="float">
            <text:p>0.7288796287</text:p>
          </table:table-cell>
          <table:table-cell table:formula="of:=([.G13]+[.G15]-2*[.G14])" office:value-type="float" office:value="0.56513047133234" calcext:value-type="float">
            <text:p>0.5651304713</text:p>
          </table:table-cell>
          <table:table-cell table:formula="of:=([.H13]+[.H15]-2*[.H14])" office:value-type="float" office:value="0.377280829821329" calcext:value-type="float">
            <text:p>0.3772808298</text:p>
          </table:table-cell>
          <table:table-cell table:formula="of:=([.I13]+[.I15]-2*[.I14])" office:value-type="float" office:value="0.174541211605775" calcext:value-type="float">
            <text:p>0.1745412116</text:p>
          </table:table-cell>
          <table:table-cell table:formula="of:=([.J13]+[.J15]-2*[.J14])" office:value-type="float" office:value="-0.0333913777879674" calcext:value-type="float">
            <text:p>-0.0333913778</text:p>
          </table:table-cell>
          <table:table-cell table:formula="of:=([.K13]+[.K15]-2*[.K14])" office:value-type="float" office:value="-0.236801358113354" calcext:value-type="float">
            <text:p>-0.2368013581</text:p>
          </table:table-cell>
          <table:table-cell table:formula="of:=([.L13]+[.L15]-2*[.L14])" office:value-type="float" office:value="-0.426412636653266" calcext:value-type="float">
            <text:p>-0.4264126367</text:p>
          </table:table-cell>
          <table:table-cell table:formula="of:=([.M13]+[.M15]-2*[.M14])" office:value-type="float" office:value="-0.593814978409242" calcext:value-type="float">
            <text:p>-0.5938149784</text:p>
          </table:table-cell>
          <table:table-cell table:formula="of:=([.N13]+[.N15]-2*[.N14])" office:value-type="float" office:value="-0.731838889057814" calcext:value-type="float">
            <text:p>-0.7318388891</text:p>
          </table:table-cell>
        </table:table-row>
        <table:table-row table:style-name="ro1">
          <table:table-cell table:formula="of:=[.A15]" office:value-type="float" office:value="10" calcext:value-type="float">
            <text:p>10</text:p>
          </table:table-cell>
          <table:table-cell/>
          <table:table-cell table:formula="of:=([.C14]+[.C16]-2*[.C15])" office:value-type="float" office:value="-1.5" calcext:value-type="float">
            <text:p>-1.5</text:p>
          </table:table-cell>
          <table:table-cell table:formula="of:=([.D14]+[.D16]-2*[.D15])" office:value-type="float" office:value="-1.44555555555556" calcext:value-type="float">
            <text:p>-1.4455555556</text:p>
          </table:table-cell>
          <table:table-cell table:formula="of:=([.E14]+[.E16]-2*[.E15])" office:value-type="float" office:value="-1.34007133487654" calcext:value-type="float">
            <text:p>-1.3400713349</text:p>
          </table:table-cell>
          <table:table-cell table:formula="of:=([.F14]+[.F16]-2*[.F15])" office:value-type="float" office:value="-1.1890474682356" calcext:value-type="float">
            <text:p>-1.1890474682</text:p>
          </table:table-cell>
          <table:table-cell table:formula="of:=([.G14]+[.G16]-2*[.G15])" office:value-type="float" office:value="-0.999789714523338" calcext:value-type="float">
            <text:p>-0.9997897145</text:p>
          </table:table-cell>
          <table:table-cell table:formula="of:=([.H14]+[.H16]-2*[.H15])" office:value-type="float" office:value="-0.781043356204316" calcext:value-type="float">
            <text:p>-0.7810433562</text:p>
          </table:table-cell>
          <table:table-cell table:formula="of:=([.I14]+[.I16]-2*[.I15])" office:value-type="float" office:value="-0.542569600859971" calcext:value-type="float">
            <text:p>-0.5425696009</text:p>
          </table:table-cell>
          <table:table-cell table:formula="of:=([.J14]+[.J16]-2*[.J15])" office:value-type="float" office:value="-0.294685602525648" calcext:value-type="float">
            <text:p>-0.2946856025</text:p>
          </table:table-cell>
          <table:table-cell table:formula="of:=([.K14]+[.K16]-2*[.K15])" office:value-type="float" office:value="-0.0477904808950629" calcext:value-type="float">
            <text:p>-0.0477904809</text:p>
          </table:table-cell>
          <table:table-cell table:formula="of:=([.L14]+[.L16]-2*[.L15])" office:value-type="float" office:value="0.188100127844388" calcext:value-type="float">
            <text:p>0.1881001278</text:p>
          </table:table-cell>
          <table:table-cell table:formula="of:=([.M14]+[.M16]-2*[.M15])" office:value-type="float" office:value="0.403789391713088" calcext:value-type="float">
            <text:p>0.4037893917</text:p>
          </table:table-cell>
          <table:table-cell table:formula="of:=([.N14]+[.N16]-2*[.N15])" office:value-type="float" office:value="0.591284837764689" calcext:value-type="float">
            <text:p>0.5912848378</text:p>
          </table:table-cell>
        </table:table-row>
        <table:table-row table:style-name="ro1">
          <table:table-cell table:formula="of:=[.A16]" office:value-type="float" office:value="11" calcext:value-type="float">
            <text:p>11</text:p>
          </table:table-cell>
          <table:table-cell/>
          <table:table-cell table:formula="of:=([.C15]+[.C17]-2*[.C16])" office:value-type="float" office:value="0" calcext:value-type="float">
            <text:p>0</text:p>
          </table:table-cell>
          <table:table-cell table:formula="of:=([.D15]+[.D17]-2*[.D16])" office:value-type="float" office:value="-0.0136111111111111" calcext:value-type="float">
            <text:p>-0.0136111111</text:p>
          </table:table-cell>
          <table:table-cell table:formula="of:=([.E15]+[.E17]-2*[.E16])" office:value-type="float" office:value="-0.039634799382716" calcext:value-type="float">
            <text:p>-0.0396347994</text:p>
          </table:table-cell>
          <table:table-cell table:formula="of:=([.F15]+[.F17]-2*[.F16])" office:value-type="float" office:value="-0.0760416702031892" calcext:value-type="float">
            <text:p>-0.0760416702</text:p>
          </table:table-cell>
          <table:table-cell table:formula="of:=([.G15]+[.G17]-2*[.G16])" office:value-type="float" office:value="-0.12010714830497" calcext:value-type="float">
            <text:p>-0.1201071483</text:p>
          </table:table-cell>
          <table:table-cell table:formula="of:=([.H15]+[.H17]-2*[.H16])" office:value-type="float" office:value="-0.168584540390532" calcext:value-type="float">
            <text:p>-0.1685845404</text:p>
          </table:table-cell>
          <table:table-cell table:formula="of:=([.I15]+[.I17]-2*[.I16])" office:value-type="float" office:value="-0.217905206209103" calcext:value-type="float">
            <text:p>-0.2179052062</text:p>
          </table:table-cell>
          <table:table-cell table:formula="of:=([.J15]+[.J17]-2*[.J16])" office:value-type="float" office:value="-0.264394281414059" calcext:value-type="float">
            <text:p>-0.2643942814</text:p>
          </table:table-cell>
          <table:table-cell table:formula="of:=([.K15]+[.K17]-2*[.K16])" office:value-type="float" office:value="-0.304489759813132" calcext:value-type="float">
            <text:p>-0.3044897598</text:p>
          </table:table-cell>
          <table:table-cell table:formula="of:=([.L15]+[.L17]-2*[.L16])" office:value-type="float" office:value="-0.334952775116294" calcext:value-type="float">
            <text:p>-0.3349527751</text:p>
          </table:table-cell>
          <table:table-cell table:formula="of:=([.M15]+[.M17]-2*[.M16])" office:value-type="float" office:value="-0.353057608430192" calcext:value-type="float">
            <text:p>-0.3530576084</text:p>
          </table:table-cell>
          <table:table-cell table:formula="of:=([.N15]+[.N17]-2*[.N16])" office:value-type="float" office:value="-0.356751238478896" calcext:value-type="float">
            <text:p>-0.3567512385</text:p>
          </table:table-cell>
        </table:table-row>
        <table:table-row table:style-name="ro1">
          <table:table-cell table:formula="of:=[.A17]" office:value-type="float" office:value="12" calcext:value-type="float">
            <text:p>12</text:p>
          </table:table-cell>
          <table:table-cell/>
          <table:table-cell table:formula="of:=([.C16]+[.C18]-2*[.C17])" office:value-type="float" office:value="0.5" calcext:value-type="float">
            <text:p>0.5</text:p>
          </table:table-cell>
          <table:table-cell table:formula="of:=([.D16]+[.D18]-2*[.D17])" office:value-type="float" office:value="0.486388888888889" calcext:value-type="float">
            <text:p>0.4863888889</text:p>
          </table:table-cell>
          <table:table-cell table:formula="of:=([.E16]+[.E18]-2*[.E17])" office:value-type="float" office:value="0.459716782407407" calcext:value-type="float">
            <text:p>0.4597167824</text:p>
          </table:table-cell>
          <table:table-cell table:formula="of:=([.F16]+[.F18]-2*[.F17])" office:value-type="float" office:value="0.42079512962963" calcext:value-type="float">
            <text:p>0.4207951296</text:p>
          </table:table-cell>
          <table:table-cell table:formula="of:=([.G16]+[.G18]-2*[.G17])" office:value-type="float" office:value="0.370685524751282" calcext:value-type="float">
            <text:p>0.3706855248</text:p>
          </table:table-cell>
          <table:table-cell table:formula="of:=([.H16]+[.H18]-2*[.H17])" office:value-type="float" office:value="0.310687384219407" calcext:value-type="float">
            <text:p>0.3106873842</text:p>
          </table:table-cell>
          <table:table-cell table:formula="of:=([.I16]+[.I18]-2*[.I17])" office:value-type="float" office:value="0.242323234769785" calcext:value-type="float">
            <text:p>0.2423232348</text:p>
          </table:table-cell>
          <table:table-cell table:formula="of:=([.J16]+[.J18]-2*[.J17])" office:value-type="float" office:value="0.167320204726535" calcext:value-type="float">
            <text:p>0.1673202047</text:p>
          </table:table-cell>
          <table:table-cell table:formula="of:=([.K16]+[.K18]-2*[.K17])" office:value-type="float" office:value="0.087586322504493" calcext:value-type="float">
            <text:p>0.0875863225</text:p>
          </table:table-cell>
          <table:table-cell table:formula="of:=([.L16]+[.L18]-2*[.L17])" office:value-type="float" office:value="0.00518040477044346" calcext:value-type="float">
            <text:p>0.0051804048</text:p>
          </table:table-cell>
          <table:table-cell table:formula="of:=([.M16]+[.M18]-2*[.M17])" office:value-type="float" office:value="-0.0777253482450121" calcext:value-type="float">
            <text:p>-0.0777253482</text:p>
          </table:table-cell>
          <table:table-cell table:formula="of:=([.N16]+[.N18]-2*[.N17])" office:value-type="float" office:value="-0.158890463393147" calcext:value-type="float">
            <text:p>-0.1588904634</text:p>
          </table:table-cell>
        </table:table-row>
        <table:table-row table:style-name="ro1">
          <table:table-cell table:formula="of:=[.A18]" office:value-type="float" office:value="13" calcext:value-type="float">
            <text:p>13</text:p>
          </table:table-cell>
          <table:table-cell/>
          <table:table-cell table:formula="of:=([.C17]+[.C19]-2*[.C18])" office:value-type="float" office:value="0" calcext:value-type="float">
            <text:p>0</text:p>
          </table:table-cell>
          <table:table-cell table:formula="of:=([.D17]+[.D19]-2*[.D18])" office:value-type="float" office:value="0.00680555555555556" calcext:value-type="float">
            <text:p>0.0068055556</text:p>
          </table:table-cell>
          <table:table-cell table:formula="of:=([.E17]+[.E19]-2*[.E18])" office:value-type="float" office:value="0.0199100308641975" calcext:value-type="float">
            <text:p>0.0199100309</text:p>
          </table:table-cell>
          <table:table-cell table:formula="of:=([.F17]+[.F19]-2*[.F18])" office:value-type="float" office:value="0.0384689384002058" calcext:value-type="float">
            <text:p>0.0384689384</text:p>
          </table:table-cell>
          <table:table-cell table:formula="of:=([.G17]+[.G19]-2*[.G18])" office:value-type="float" office:value="0.0613430977271055" calcext:value-type="float">
            <text:p>0.0613430977</text:p>
          </table:table-cell>
          <table:table-cell table:formula="of:=([.H17]+[.H19]-2*[.H18])" office:value-type="float" office:value="0.0871532226622535" calcext:value-type="float">
            <text:p>0.0871532227</text:p>
          </table:table-cell>
          <table:table-cell table:formula="of:=([.I17]+[.I19]-2*[.I18])" office:value-type="float" office:value="0.114343739066452" calcext:value-type="float">
            <text:p>0.1143437391</text:p>
          </table:table-cell>
          <table:table-cell table:formula="of:=([.J17]+[.J19]-2*[.J18])" office:value-type="float" office:value="0.14125334379025" calcext:value-type="float">
            <text:p>0.1412533438</text:p>
          </table:table-cell>
          <table:table-cell table:formula="of:=([.K17]+[.K19]-2*[.K18])" office:value-type="float" office:value="0.166189601491218" calcext:value-type="float">
            <text:p>0.1661896015</text:p>
          </table:table-cell>
          <table:table-cell table:formula="of:=([.L17]+[.L19]-2*[.L18])" office:value-type="float" office:value="0.187504746087531" calcext:value-type="float">
            <text:p>0.1875047461</text:p>
          </table:table-cell>
          <table:table-cell table:formula="of:=([.M17]+[.M19]-2*[.M18])" office:value-type="float" office:value="0.203669812047138" calcext:value-type="float">
            <text:p>0.203669812</text:p>
          </table:table-cell>
          <table:table-cell table:formula="of:=([.N17]+[.N19]-2*[.N18])" office:value-type="float" office:value="0.21334427037767" calcext:value-type="float">
            <text:p>0.2133442704</text:p>
          </table:table-cell>
        </table:table-row>
        <table:table-row table:style-name="ro1">
          <table:table-cell table:formula="of:=[.A19]" office:value-type="float" office:value="14" calcext:value-type="float">
            <text:p>14</text:p>
          </table:table-cell>
          <table:table-cell/>
          <table:table-cell table:formula="of:=([.C18]+[.C20]-2*[.C19])" office:value-type="float" office:value="0" calcext:value-type="float">
            <text:p>0</text:p>
          </table:table-cell>
          <table:table-cell table:formula="of:=([.D18]+[.D20]-2*[.D19])" office:value-type="float" office:value="0" calcext:value-type="float">
            <text:p>0</text:p>
          </table:table-cell>
          <table:table-cell table:formula="of:=([.E18]+[.E20]-2*[.E19])" office:value-type="float" office:value="0.0000926311728395062" calcext:value-type="float">
            <text:p>9.26311728395062E-05</text:p>
          </table:table-cell>
          <table:table-cell table:formula="of:=([.F18]+[.F20]-2*[.F19])" office:value-type="float" office:value="0.000451885738168724" calcext:value-type="float">
            <text:p>0.0004518857</text:p>
          </table:table-cell>
          <table:table-cell table:formula="of:=([.G18]+[.G20]-2*[.G19])" office:value-type="float" office:value="0.00131527603416793" calcext:value-type="float">
            <text:p>0.001315276</text:p>
          </table:table-cell>
          <table:table-cell table:formula="of:=([.H18]+[.H20]-2*[.H19])" office:value-type="float" office:value="0.00296065873598962" calcext:value-type="float">
            <text:p>0.0029606587</text:p>
          </table:table-cell>
          <table:table-cell table:formula="of:=([.I18]+[.I20]-2*[.I19])" office:value-type="float" office:value="0.00567924605005044" calcext:value-type="float">
            <text:p>0.0056792461</text:p>
          </table:table-cell>
          <table:table-cell table:formula="of:=([.J18]+[.J20]-2*[.J19])" office:value-type="float" office:value="0.00974652893405306" calcext:value-type="float">
            <text:p>0.0097465289</text:p>
          </table:table-cell>
          <table:table-cell table:formula="of:=([.K18]+[.K20]-2*[.K19])" office:value-type="float" office:value="0.0153929494108514" calcext:value-type="float">
            <text:p>0.0153929494</text:p>
          </table:table-cell>
          <table:table-cell table:formula="of:=([.L18]+[.L20]-2*[.L19])" office:value-type="float" office:value="0.0227761755432242" calcext:value-type="float">
            <text:p>0.0227761755</text:p>
          </table:table-cell>
          <table:table-cell table:formula="of:=([.M18]+[.M20]-2*[.M19])" office:value-type="float" office:value="0.0319567536540703" calcext:value-type="float">
            <text:p>0.0319567537</text:p>
          </table:table-cell>
          <table:table-cell table:formula="of:=([.N18]+[.N20]-2*[.N19])" office:value-type="float" office:value="0.0428787422587657" calcext:value-type="float">
            <text:p>0.0428787423</text:p>
          </table:table-cell>
        </table:table-row>
        <table:table-row table:style-name="ro1">
          <table:table-cell table:formula="of:=[.A20]" office:value-type="float" office:value="15" calcext:value-type="float">
            <text:p>15</text:p>
          </table:table-cell>
          <table:table-cell/>
          <table:table-cell table:formula="of:=([.C19]+[.C21]-2*[.C20])" office:value-type="float" office:value="0" calcext:value-type="float">
            <text:p>0</text:p>
          </table:table-cell>
          <table:table-cell table:formula="of:=([.D19]+[.D21]-2*[.D20])" office:value-type="float" office:value="0" calcext:value-type="float">
            <text:p>0</text:p>
          </table:table-cell>
          <table:table-cell table:formula="of:=([.E19]+[.E21]-2*[.E20])" office:value-type="float" office:value="0" calcext:value-type="float">
            <text:p>0</text:p>
          </table:table-cell>
          <table:table-cell table:formula="of:=([.F19]+[.F21]-2*[.F20])" office:value-type="float" office:value="0.00000126081318587106" calcext:value-type="float">
            <text:p>1.26081318587106E-06</text:p>
          </table:table-cell>
          <table:table-cell table:formula="of:=([.G19]+[.G21]-2*[.G20])" office:value-type="float" office:value="0.00000861275496303917" calcext:value-type="float">
            <text:p>8.61275496303917E-06</text:p>
          </table:table-cell>
          <table:table-cell table:formula="of:=([.H19]+[.H21]-2*[.H20])" office:value-type="float" office:value="0.000033485801399164" calcext:value-type="float">
            <text:p>3.3485801399164E-05</text:p>
          </table:table-cell>
          <table:table-cell table:formula="of:=([.I19]+[.I21]-2*[.I20])" office:value-type="float" office:value="0.0000972497357486057" calcext:value-type="float">
            <text:p>9.72497357486057E-05</text:p>
          </table:table-cell>
          <table:table-cell table:formula="of:=([.J19]+[.J21]-2*[.J20])" office:value-type="float" office:value="0.000234401867914337" calcext:value-type="float">
            <text:p>0.0002344019</text:p>
          </table:table-cell>
          <table:table-cell table:formula="of:=([.K19]+[.K21]-2*[.K20])" office:value-type="float" office:value="0.000495126603898989" calcext:value-type="float">
            <text:p>0.0004951266</text:p>
          </table:table-cell>
          <table:table-cell table:formula="of:=([.L19]+[.L21]-2*[.L20])" office:value-type="float" office:value="0.000946776509829577" calcext:value-type="float">
            <text:p>0.0009467765</text:p>
          </table:table-cell>
          <table:table-cell table:formula="of:=([.M19]+[.M21]-2*[.M20])" office:value-type="float" office:value="0.00167388713525908" calcext:value-type="float">
            <text:p>0.0016738871</text:p>
          </table:table-cell>
          <table:table-cell table:formula="of:=([.N19]+[.N21]-2*[.N20])" office:value-type="float" office:value="0.00277643393901854" calcext:value-type="float">
            <text:p>0.0027764339</text:p>
          </table:table-cell>
        </table:table-row>
        <table:table-row table:style-name="ro1">
          <table:table-cell table:formula="of:=[.A21]" office:value-type="float" office:value="16" calcext:value-type="float">
            <text:p>16</text:p>
          </table:table-cell>
          <table:table-cell/>
          <table:table-cell table:formula="of:=([.C20]+[.C22]-2*[.C21])" office:value-type="float" office:value="0" calcext:value-type="float">
            <text:p>0</text:p>
          </table:table-cell>
          <table:table-cell table:formula="of:=([.D20]+[.D22]-2*[.D21])" office:value-type="float" office:value="0" calcext:value-type="float">
            <text:p>0</text:p>
          </table:table-cell>
          <table:table-cell table:formula="of:=([.E20]+[.E22]-2*[.E21])" office:value-type="float" office:value="0" calcext:value-type="float">
            <text:p>0</text:p>
          </table:table-cell>
          <table:table-cell table:formula="of:=([.F20]+[.F22]-2*[.F21])" office:value-type="float" office:value="0" calcext:value-type="float">
            <text:p>0</text:p>
          </table:table-cell>
          <table:table-cell table:formula="of:=([.G20]+[.G22]-2*[.G21])" office:value-type="float" office:value="0.0000000171610683632449" calcext:value-type="float">
            <text:p>1.71610683632449E-08</text:p>
          </table:table-cell>
          <table:table-cell table:formula="of:=([.H20]+[.H22]-2*[.H21])" office:value-type="float" office:value="0.00000015074091771737" calcext:value-type="float">
            <text:p>1.5074091771737E-07</text:p>
          </table:table-cell>
          <table:table-cell table:formula="of:=([.I20]+[.I22]-2*[.I21])" office:value-type="float" office:value="0.000000733327810112729" calcext:value-type="float">
            <text:p>7.33327810112729E-07</text:p>
          </table:table-cell>
          <table:table-cell table:formula="of:=([.J20]+[.J22]-2*[.J21])" office:value-type="float" office:value="0.00000260801124593399" calcext:value-type="float">
            <text:p>0.000002608</text:p>
          </table:table-cell>
          <table:table-cell table:formula="of:=([.K20]+[.K22]-2*[.K21])" office:value-type="float" office:value="0.00000756487442131297" calcext:value-type="float">
            <text:p>7.56487442131297E-06</text:p>
          </table:table-cell>
          <table:table-cell table:formula="of:=([.L20]+[.L22]-2*[.L21])" office:value-type="float" office:value="0.0000189567299678205" calcext:value-type="float">
            <text:p>1.89567299678205E-05</text:p>
          </table:table-cell>
          <table:table-cell table:formula="of:=([.M20]+[.M22]-2*[.M21])" office:value-type="float" office:value="0.0000424942290749552" calcext:value-type="float">
            <text:p>4.24942290749552E-05</text:p>
          </table:table-cell>
          <table:table-cell table:formula="of:=([.N20]+[.N22]-2*[.N21])" office:value-type="float" office:value="0.0000871958996245397" calcext:value-type="float">
            <text:p>8.71958996245397E-05</text:p>
          </table:table-cell>
        </table:table-row>
        <table:table-row table:style-name="ro1">
          <table:table-cell table:formula="of:=[.A22]" office:value-type="float" office:value="17" calcext:value-type="float">
            <text:p>17</text:p>
          </table:table-cell>
          <table:table-cell/>
          <table:table-cell table:formula="of:=([.C21]+[.C23]-2*[.C22])" office:value-type="float" office:value="0" calcext:value-type="float">
            <text:p>0</text:p>
          </table:table-cell>
          <table:table-cell table:formula="of:=([.D21]+[.D23]-2*[.D22])" office:value-type="float" office:value="0" calcext:value-type="float">
            <text:p>0</text:p>
          </table:table-cell>
          <table:table-cell table:formula="of:=([.E21]+[.E23]-2*[.E22])" office:value-type="float" office:value="0" calcext:value-type="float">
            <text:p>0</text:p>
          </table:table-cell>
          <table:table-cell table:formula="of:=([.F21]+[.F23]-2*[.F22])" office:value-type="float" office:value="0" calcext:value-type="float">
            <text:p>0</text:p>
          </table:table-cell>
          <table:table-cell table:formula="of:=([.G21]+[.G23]-2*[.G22])" office:value-type="float" office:value="0" calcext:value-type="float">
            <text:p>0</text:p>
          </table:table-cell>
          <table:table-cell table:formula="of:=([.H21]+[.H23]-2*[.H22])" office:value-type="float" office:value="0.0000000002335812082775" calcext:value-type="float">
            <text:p>2.335812082775E-10</text:p>
          </table:table-cell>
          <table:table-cell table:formula="of:=([.I21]+[.I23]-2*[.I22])" office:value-type="float" office:value="0.00000000250788357287276" calcext:value-type="float">
            <text:p>2.50788357287276E-09</text:p>
          </table:table-cell>
          <table:table-cell table:formula="of:=([.J21]+[.J23]-2*[.J22])" office:value-type="float" office:value="0.0000000146498793043626" calcext:value-type="float">
            <text:p>1.46498793043626E-08</text:p>
          </table:table-cell>
          <table:table-cell table:formula="of:=([.K21]+[.K23]-2*[.K22])" office:value-type="float" office:value="0.0000000616487128192188" calcext:value-type="float">
            <text:p>6.16487128192188E-08</text:p>
          </table:table-cell>
          <table:table-cell table:formula="of:=([.L21]+[.L23]-2*[.L22])" office:value-type="float" office:value="0.000000208999444974823" calcext:value-type="float">
            <text:p>0.000000209</text:p>
          </table:table-cell>
          <table:table-cell table:formula="of:=([.M21]+[.M23]-2*[.M22])" office:value-type="float" office:value="0.000000605754085374607" calcext:value-type="float">
            <text:p>6.05754085374607E-07</text:p>
          </table:table-cell>
          <table:table-cell table:formula="of:=([.N21]+[.N23]-2*[.N22])" office:value-type="float" office:value="0.00000155654791518174" calcext:value-type="float">
            <text:p>1.55654791518174E-06</text:p>
          </table:table-cell>
        </table:table-row>
        <table:table-row table:style-name="ro1">
          <table:table-cell table:formula="of:=[.A23]" office:value-type="float" office:value="18" calcext:value-type="float">
            <text:p>18</text:p>
          </table:table-cell>
          <table:table-cell/>
          <table:table-cell table:formula="of:=([.C22]+[.C24]-2*[.C23])" office:value-type="float" office:value="0" calcext:value-type="float">
            <text:p>0</text:p>
          </table:table-cell>
          <table:table-cell table:formula="of:=([.D22]+[.D24]-2*[.D23])" office:value-type="float" office:value="0" calcext:value-type="float">
            <text:p>0</text:p>
          </table:table-cell>
          <table:table-cell table:formula="of:=([.E22]+[.E24]-2*[.E23])" office:value-type="float" office:value="0" calcext:value-type="float">
            <text:p>0</text:p>
          </table:table-cell>
          <table:table-cell table:formula="of:=([.F22]+[.F24]-2*[.F23])" office:value-type="float" office:value="0" calcext:value-type="float">
            <text:p>0</text:p>
          </table:table-cell>
          <table:table-cell table:formula="of:=([.G22]+[.G24]-2*[.G23])" office:value-type="float" office:value="0" calcext:value-type="float">
            <text:p>0</text:p>
          </table:table-cell>
          <table:table-cell table:formula="of:=([.H22]+[.H24]-2*[.H23])" office:value-type="float" office:value="0" calcext:value-type="float">
            <text:p>0</text:p>
          </table:table-cell>
          <table:table-cell table:formula="of:=([.I22]+[.I24]-2*[.I23])" office:value-type="float" office:value="0.00000000000317929977933264" calcext:value-type="float">
            <text:p>3.17929977933264E-12</text:p>
          </table:table-cell>
          <table:table-cell table:formula="of:=([.J22]+[.J24]-2*[.J23])" office:value-type="float" office:value="0.0000000000403435479220761" calcext:value-type="float">
            <text:p>4.03435479220761E-11</text:p>
          </table:table-cell>
          <table:table-cell table:formula="of:=([.K22]+[.K24]-2*[.K23])" office:value-type="float" office:value="0.000000000275067994055779" calcext:value-type="float">
            <text:p>2.75067994055779E-10</text:p>
          </table:table-cell>
          <table:table-cell table:formula="of:=([.L22]+[.L24]-2*[.L23])" office:value-type="float" office:value="0.00000000133672609358105" calcext:value-type="float">
            <text:p>1.33672609358105E-09</text:p>
          </table:table-cell>
          <table:table-cell table:formula="of:=([.M22]+[.M24]-2*[.M23])" office:value-type="float" office:value="0.00000000518554426809575" calcext:value-type="float">
            <text:p>5.18554426809575E-09</text:p>
          </table:table-cell>
          <table:table-cell table:formula="of:=([.N22]+[.N24]-2*[.N23])" office:value-type="float" office:value="0.0000000170615806713332" calcext:value-type="float">
            <text:p>1.70615806713332E-08</text:p>
          </table:table-cell>
        </table:table-row>
        <table:table-row table:style-name="ro1">
          <table:table-cell table:formula="of:=[.A24]" office:value-type="float" office:value="19" calcext:value-type="float">
            <text:p>19</text:p>
          </table:table-cell>
          <table:table-cell/>
          <table:table-cell table:formula="of:=([.C23]+[.C25]-2*[.C24])" office:value-type="float" office:value="0" calcext:value-type="float">
            <text:p>0</text:p>
          </table:table-cell>
          <table:table-cell table:formula="of:=([.D23]+[.D25]-2*[.D24])" office:value-type="float" office:value="0" calcext:value-type="float">
            <text:p>0</text:p>
          </table:table-cell>
          <table:table-cell table:formula="of:=([.E23]+[.E25]-2*[.E24])" office:value-type="float" office:value="0" calcext:value-type="float">
            <text:p>0</text:p>
          </table:table-cell>
          <table:table-cell table:formula="of:=([.F23]+[.F25]-2*[.F24])" office:value-type="float" office:value="0" calcext:value-type="float">
            <text:p>0</text:p>
          </table:table-cell>
          <table:table-cell table:formula="of:=([.G23]+[.G25]-2*[.G24])" office:value-type="float" office:value="0" calcext:value-type="float">
            <text:p>0</text:p>
          </table:table-cell>
          <table:table-cell table:formula="of:=([.H23]+[.H25]-2*[.H24])" office:value-type="float" office:value="0" calcext:value-type="float">
            <text:p>0</text:p>
          </table:table-cell>
          <table:table-cell table:formula="of:=([.I23]+[.I25]-2*[.I24])" office:value-type="float" office:value="0" calcext:value-type="float">
            <text:p>0</text:p>
          </table:table-cell>
          <table:table-cell table:formula="of:=([.J23]+[.J25]-2*[.J24])" office:value-type="float" office:value="0.0000000000000432738025520277" calcext:value-type="float">
            <text:p>4.32738025520277E-14</text:p>
          </table:table-cell>
          <table:table-cell table:formula="of:=([.K23]+[.K25]-2*[.K24])" office:value-type="float" office:value="0.000000000000633624633367356" calcext:value-type="float">
            <text:p>6.33624633367356E-13</text:p>
          </table:table-cell>
          <table:table-cell table:formula="of:=([.L23]+[.L25]-2*[.L24])" office:value-type="float" office:value="0.0000000000049389088242012" calcext:value-type="float">
            <text:p>4.9389088242012E-12</text:p>
          </table:table-cell>
          <table:table-cell table:formula="of:=([.M23]+[.M25]-2*[.M24])" office:value-type="float" office:value="0.0000000000272180996847412" calcext:value-type="float">
            <text:p>2.72180996847412E-11</text:p>
          </table:table-cell>
          <table:table-cell table:formula="of:=([.N23]+[.N25]-2*[.N24])" office:value-type="float" office:value="0.000000000118892955713676" calcext:value-type="float">
            <text:p>1.18892955713676E-10</text:p>
          </table:table-cell>
        </table:table-row>
        <table:table-row table:style-name="ro1">
          <table:table-cell table:formula="of:=[.A25]" office:value-type="float" office:value="20" calcext:value-type="float">
            <text:p>20</text:p>
          </table:table-cell>
          <table:table-cell/>
          <table:table-cell table:formula="of:=([.C24]+[.C26]-2*[.C25])" office:value-type="float" office:value="0" calcext:value-type="float">
            <text:p>0</text:p>
          </table:table-cell>
          <table:table-cell table:formula="of:=([.D24]+[.D26]-2*[.D25])" office:value-type="float" office:value="0" calcext:value-type="float">
            <text:p>0</text:p>
          </table:table-cell>
          <table:table-cell table:formula="of:=([.E24]+[.E26]-2*[.E25])" office:value-type="float" office:value="0" calcext:value-type="float">
            <text:p>0</text:p>
          </table:table-cell>
          <table:table-cell table:formula="of:=([.F24]+[.F26]-2*[.F25])" office:value-type="float" office:value="0" calcext:value-type="float">
            <text:p>0</text:p>
          </table:table-cell>
          <table:table-cell table:formula="of:=([.G24]+[.G26]-2*[.G25])" office:value-type="float" office:value="0" calcext:value-type="float">
            <text:p>0</text:p>
          </table:table-cell>
          <table:table-cell table:formula="of:=([.H24]+[.H26]-2*[.H25])" office:value-type="float" office:value="0" calcext:value-type="float">
            <text:p>0</text:p>
          </table:table-cell>
          <table:table-cell table:formula="of:=([.I24]+[.I26]-2*[.I25])" office:value-type="float" office:value="0" calcext:value-type="float">
            <text:p>0</text:p>
          </table:table-cell>
          <table:table-cell table:formula="of:=([.J24]+[.J26]-2*[.J25])" office:value-type="float" office:value="0" calcext:value-type="float">
            <text:p>0</text:p>
          </table:table-cell>
          <table:table-cell table:formula="of:=([.K24]+[.K26]-2*[.K25])" office:value-type="float" office:value="5.89004534735932E-016" calcext:value-type="float">
            <text:p>5.89004534735932E-16</text:p>
          </table:table-cell>
          <table:table-cell table:formula="of:=([.L24]+[.L26]-2*[.L25])" office:value-type="float" office:value="9.7745302539428E-015" calcext:value-type="float">
            <text:p>9.7745302539428E-15</text:p>
          </table:table-cell>
          <table:table-cell table:formula="of:=([.M24]+[.M26]-2*[.M25])" office:value-type="float" office:value="0.0000000000000857342977979245" calcext:value-type="float">
            <text:p>8.57342977979245E-14</text:p>
          </table:table-cell>
          <table:table-cell table:formula="of:=([.N24]+[.N26]-2*[.N25])" office:value-type="float" office:value="0.000000000000528309570926617" calcext:value-type="float">
            <text:p>5.28309570926617E-1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el</text:p>
          </table:table-cell>
          <table:table-cell table:number-columns-repeated="13"/>
        </table:table-row>
        <table:table-row table:style-name="ro1">
          <table:table-cell table:formula="of:=[.A28]" office:value-type="float" office:value="0" calcext:value-type="float">
            <text:p>0</text:p>
          </table:table-cell>
          <table:table-cell/>
          <table:table-cell table:formula="of:=([.B51] + [.C28] * G) * damping" office:value-type="float" office:value="0" calcext:value-type="float">
            <text:p>0</text:p>
          </table:table-cell>
          <table:table-cell table:formula="of:=([.C51] + [.D28] * G) * damping" office:value-type="float" office:value="0" calcext:value-type="float">
            <text:p>0</text:p>
          </table:table-cell>
          <table:table-cell table:formula="of:=([.D51] + [.E28] * G) * damping" office:value-type="float" office:value="0" calcext:value-type="float">
            <text:p>0</text:p>
          </table:table-cell>
          <table:table-cell table:formula="of:=([.E51] + [.F28] * G) * damping" office:value-type="float" office:value="0" calcext:value-type="float">
            <text:p>0</text:p>
          </table:table-cell>
          <table:table-cell table:formula="of:=([.F51] + [.G28] * G) * damping" office:value-type="float" office:value="0" calcext:value-type="float">
            <text:p>0</text:p>
          </table:table-cell>
          <table:table-cell table:formula="of:=([.G51] + [.H28] * G) * damping" office:value-type="float" office:value="0" calcext:value-type="float">
            <text:p>0</text:p>
          </table:table-cell>
          <table:table-cell table:formula="of:=([.H51] + [.I28] * G) * damping" office:value-type="float" office:value="0" calcext:value-type="float">
            <text:p>0</text:p>
          </table:table-cell>
          <table:table-cell table:formula="of:=([.I51] + [.J28] * G) * damping" office:value-type="float" office:value="0" calcext:value-type="float">
            <text:p>0</text:p>
          </table:table-cell>
          <table:table-cell table:formula="of:=([.J51] + [.K28] * G) * damping" office:value-type="float" office:value="0" calcext:value-type="float">
            <text:p>0</text:p>
          </table:table-cell>
          <table:table-cell table:formula="of:=([.K51] + [.L28] * G) * damping" office:value-type="float" office:value="1.30944434064905E-017" calcext:value-type="float">
            <text:p>1.30944434064905E-17</text:p>
          </table:table-cell>
          <table:table-cell table:formula="of:=([.L51] + [.M28] * G) * damping" office:value-type="float" office:value="2.55438036079418E-016" calcext:value-type="float">
            <text:p>2.55438036079418E-16</text:p>
          </table:table-cell>
          <table:table-cell table:formula="of:=([.M51] + [.N28] * G) * damping" office:value-type="float" office:value="2.61230281785195E-015" calcext:value-type="float">
            <text:p>2.61230281785195E-15</text:p>
          </table:table-cell>
        </table:table-row>
        <table:table-row table:style-name="ro1">
          <table:table-cell table:formula="of:=[.A29]" office:value-type="float" office:value="1" calcext:value-type="float">
            <text:p>1</text:p>
          </table:table-cell>
          <table:table-cell/>
          <table:table-cell table:formula="of:=([.B52] + [.C29] * G) * damping" office:value-type="float" office:value="0" calcext:value-type="float">
            <text:p>0</text:p>
          </table:table-cell>
          <table:table-cell table:formula="of:=([.C52] + [.D29] * G) * damping" office:value-type="float" office:value="0" calcext:value-type="float">
            <text:p>0</text:p>
          </table:table-cell>
          <table:table-cell table:formula="of:=([.D52] + [.E29] * G) * damping" office:value-type="float" office:value="0" calcext:value-type="float">
            <text:p>0</text:p>
          </table:table-cell>
          <table:table-cell table:formula="of:=([.E52] + [.F29] * G) * damping" office:value-type="float" office:value="0" calcext:value-type="float">
            <text:p>0</text:p>
          </table:table-cell>
          <table:table-cell table:formula="of:=([.F52] + [.G29] * G) * damping" office:value-type="float" office:value="0" calcext:value-type="float">
            <text:p>0</text:p>
          </table:table-cell>
          <table:table-cell table:formula="of:=([.G52] + [.H29] * G) * damping" office:value-type="float" office:value="0" calcext:value-type="float">
            <text:p>0</text:p>
          </table:table-cell>
          <table:table-cell table:formula="of:=([.H52] + [.I29] * G) * damping" office:value-type="float" office:value="0" calcext:value-type="float">
            <text:p>0</text:p>
          </table:table-cell>
          <table:table-cell table:formula="of:=([.I52] + [.J29] * G) * damping" office:value-type="float" office:value="0" calcext:value-type="float">
            <text:p>0</text:p>
          </table:table-cell>
          <table:table-cell table:formula="of:=([.J52] + [.K29] * G) * damping" office:value-type="float" office:value="9.62040740068689E-016" calcext:value-type="float">
            <text:p>9.62040740068689E-16</text:p>
          </table:table-cell>
          <table:table-cell table:formula="of:=([.K52] + [.L29] * G) * damping" office:value-type="float" office:value="0.0000000000000168882243415975" calcext:value-type="float">
            <text:p>1.68882243415975E-14</text:p>
          </table:table-cell>
          <table:table-cell table:formula="of:=([.L52] + [.M29] * G) * damping" office:value-type="float" office:value="0.000000000000156219549938098" calcext:value-type="float">
            <text:p>1.56219549938098E-13</text:p>
          </table:table-cell>
          <table:table-cell table:formula="of:=([.M52] + [.N29] * G) * damping" office:value-type="float" office:value="0.00000000000101246421803315" calcext:value-type="float">
            <text:p>1.01246421803315E-12</text:p>
          </table:table-cell>
        </table:table-row>
        <table:table-row table:style-name="ro1">
          <table:table-cell table:formula="of:=[.A30]" office:value-type="float" office:value="2" calcext:value-type="float">
            <text:p>2</text:p>
          </table:table-cell>
          <table:table-cell/>
          <table:table-cell table:formula="of:=([.B53] + [.C30] * G) * damping" office:value-type="float" office:value="0" calcext:value-type="float">
            <text:p>0</text:p>
          </table:table-cell>
          <table:table-cell table:formula="of:=([.C53] + [.D30] * G) * damping" office:value-type="float" office:value="0" calcext:value-type="float">
            <text:p>0</text:p>
          </table:table-cell>
          <table:table-cell table:formula="of:=([.D53] + [.E30] * G) * damping" office:value-type="float" office:value="0" calcext:value-type="float">
            <text:p>0</text:p>
          </table:table-cell>
          <table:table-cell table:formula="of:=([.E53] + [.F30] * G) * damping" office:value-type="float" office:value="0" calcext:value-type="float">
            <text:p>0</text:p>
          </table:table-cell>
          <table:table-cell table:formula="of:=([.F53] + [.G30] * G) * damping" office:value-type="float" office:value="0" calcext:value-type="float">
            <text:p>0</text:p>
          </table:table-cell>
          <table:table-cell table:formula="of:=([.G53] + [.H30] * G) * damping" office:value-type="float" office:value="0" calcext:value-type="float">
            <text:p>0</text:p>
          </table:table-cell>
          <table:table-cell table:formula="of:=([.H53] + [.I30] * G) * damping" office:value-type="float" office:value="0" calcext:value-type="float">
            <text:p>0</text:p>
          </table:table-cell>
          <table:table-cell table:formula="of:=([.I53] + [.J30] * G) * damping" office:value-type="float" office:value="0.0000000000000706805441683118" calcext:value-type="float">
            <text:p>7.06805441683118E-14</text:p>
          </table:table-cell>
          <table:table-cell table:formula="of:=([.J53] + [.K30] * G) * damping" office:value-type="float" office:value="0.00000000000110274410667486" calcext:value-type="float">
            <text:p>1.10274410667486E-12</text:p>
          </table:table-cell>
          <table:table-cell table:formula="of:=([.K53] + [.L30] * G) * damping" office:value-type="float" office:value="0.00000000000912366532161138" calcext:value-type="float">
            <text:p>9.12366532161138E-12</text:p>
          </table:table-cell>
          <table:table-cell table:formula="of:=([.L53] + [.M30] * G) * damping" office:value-type="float" office:value="0.0000000000531880997524065" calcext:value-type="float">
            <text:p>5.31880997524065E-11</text:p>
          </table:table-cell>
          <table:table-cell table:formula="of:=([.M53] + [.N30] * G) * damping" office:value-type="float" office:value="0.00000000024502888195043" calcext:value-type="float">
            <text:p>2.4502888195043E-10</text:p>
          </table:table-cell>
        </table:table-row>
        <table:table-row table:style-name="ro1">
          <table:table-cell table:formula="of:=[.A31]" office:value-type="float" office:value="3" calcext:value-type="float">
            <text:p>3</text:p>
          </table:table-cell>
          <table:table-cell/>
          <table:table-cell table:formula="of:=([.B54] + [.C31] * G) * damping" office:value-type="float" office:value="0" calcext:value-type="float">
            <text:p>0</text:p>
          </table:table-cell>
          <table:table-cell table:formula="of:=([.C54] + [.D31] * G) * damping" office:value-type="float" office:value="0" calcext:value-type="float">
            <text:p>0</text:p>
          </table:table-cell>
          <table:table-cell table:formula="of:=([.D54] + [.E31] * G) * damping" office:value-type="float" office:value="0" calcext:value-type="float">
            <text:p>0</text:p>
          </table:table-cell>
          <table:table-cell table:formula="of:=([.E54] + [.F31] * G) * damping" office:value-type="float" office:value="0" calcext:value-type="float">
            <text:p>0</text:p>
          </table:table-cell>
          <table:table-cell table:formula="of:=([.F54] + [.G31] * G) * damping" office:value-type="float" office:value="0" calcext:value-type="float">
            <text:p>0</text:p>
          </table:table-cell>
          <table:table-cell table:formula="of:=([.G54] + [.H31] * G) * damping" office:value-type="float" office:value="0" calcext:value-type="float">
            <text:p>0</text:p>
          </table:table-cell>
          <table:table-cell table:formula="of:=([.H54] + [.I31] * G) * damping" office:value-type="float" office:value="0.00000000000519285630624332" calcext:value-type="float">
            <text:p>5.19285630624332E-12</text:p>
          </table:table-cell>
          <table:table-cell table:formula="of:=([.I54] + [.J31] * G) * damping" office:value-type="float" office:value="0.0000000000708774399699236" calcext:value-type="float">
            <text:p>7.08774399699236E-11</text:p>
          </table:table-cell>
          <table:table-cell table:formula="of:=([.J54] + [.K31] * G) * damping" office:value-type="float" office:value="0.000000000517188120565434" calcext:value-type="float">
            <text:p>5.17188120565434E-10</text:p>
          </table:table-cell>
          <table:table-cell table:formula="of:=([.K54] + [.L31] * G) * damping" office:value-type="float" office:value="0.0000000026781111343488" calcext:value-type="float">
            <text:p>2.6781111343488E-09</text:p>
          </table:table-cell>
          <table:table-cell table:formula="of:=([.L54] + [.M31] * G) * damping" office:value-type="float" office:value="0.0000000110280055154863" calcext:value-type="float">
            <text:p>0.000000011</text:p>
          </table:table-cell>
          <table:table-cell table:formula="of:=([.M54] + [.N31] * G) * damping" office:value-type="float" office:value="0.0000000383859806604687" calcext:value-type="float">
            <text:p>3.83859806604687E-08</text:p>
          </table:table-cell>
        </table:table-row>
        <table:table-row table:style-name="ro1">
          <table:table-cell table:formula="of:=[.A32]" office:value-type="float" office:value="4" calcext:value-type="float">
            <text:p>4</text:p>
          </table:table-cell>
          <table:table-cell/>
          <table:table-cell table:formula="of:=([.B55] + [.C32] * G) * damping" office:value-type="float" office:value="0" calcext:value-type="float">
            <text:p>0</text:p>
          </table:table-cell>
          <table:table-cell table:formula="of:=([.C55] + [.D32] * G) * damping" office:value-type="float" office:value="0" calcext:value-type="float">
            <text:p>0</text:p>
          </table:table-cell>
          <table:table-cell table:formula="of:=([.D55] + [.E32] * G) * damping" office:value-type="float" office:value="0" calcext:value-type="float">
            <text:p>0</text:p>
          </table:table-cell>
          <table:table-cell table:formula="of:=([.E55] + [.F32] * G) * damping" office:value-type="float" office:value="0" calcext:value-type="float">
            <text:p>0</text:p>
          </table:table-cell>
          <table:table-cell table:formula="of:=([.F55] + [.G32] * G) * damping" office:value-type="float" office:value="0" calcext:value-type="float">
            <text:p>0</text:p>
          </table:table-cell>
          <table:table-cell table:formula="of:=([.G55] + [.H32] * G) * damping" office:value-type="float" office:value="0.000000000381515973519917" calcext:value-type="float">
            <text:p>3.81515973519917E-10</text:p>
          </table:table-cell>
          <table:table-cell table:formula="of:=([.H55] + [.I32] * G) * damping" office:value-type="float" office:value="0.00000000446230620528233" calcext:value-type="float">
            <text:p>4.46230620528233E-09</text:p>
          </table:table-cell>
          <table:table-cell table:formula="of:=([.I55] + [.J32] * G) * damping" office:value-type="float" office:value="0.0000000282025666275257" calcext:value-type="float">
            <text:p>2.82025666275257E-08</text:p>
          </table:table-cell>
          <table:table-cell table:formula="of:=([.J55] + [.K32] * G) * damping" office:value-type="float" office:value="0.000000127660595302722" calcext:value-type="float">
            <text:p>1.27660595302722E-07</text:p>
          </table:table-cell>
          <table:table-cell table:formula="of:=([.K55] + [.L32] * G) * damping" office:value-type="float" office:value="0.000000463222269612912" calcext:value-type="float">
            <text:p>4.63222269612912E-07</text:p>
          </table:table-cell>
          <table:table-cell table:formula="of:=([.L55] + [.M32] * G) * damping" office:value-type="float" office:value="0.00000143078411161048" calcext:value-type="float">
            <text:p>1.43078411161048E-06</text:p>
          </table:table-cell>
          <table:table-cell table:formula="of:=([.M55] + [.N32] * G) * damping" office:value-type="float" office:value="0.00000390330657787944" calcext:value-type="float">
            <text:p>3.90330657787944E-06</text:p>
          </table:table-cell>
        </table:table-row>
        <table:table-row table:style-name="ro1">
          <table:table-cell table:formula="of:=[.A33]" office:value-type="float" office:value="5" calcext:value-type="float">
            <text:p>5</text:p>
          </table:table-cell>
          <table:table-cell/>
          <table:table-cell table:formula="of:=([.B56] + [.C33] * G) * damping" office:value-type="float" office:value="0" calcext:value-type="float">
            <text:p>0</text:p>
          </table:table-cell>
          <table:table-cell table:formula="of:=([.C56] + [.D33] * G) * damping" office:value-type="float" office:value="0" calcext:value-type="float">
            <text:p>0</text:p>
          </table:table-cell>
          <table:table-cell table:formula="of:=([.D56] + [.E33] * G) * damping" office:value-type="float" office:value="0" calcext:value-type="float">
            <text:p>0</text:p>
          </table:table-cell>
          <table:table-cell table:formula="of:=([.E56] + [.F33] * G) * damping" office:value-type="float" office:value="0" calcext:value-type="float">
            <text:p>0</text:p>
          </table:table-cell>
          <table:table-cell table:formula="of:=([.F56] + [.G33] * G) * damping" office:value-type="float" office:value="0.0000000280297449933001" calcext:value-type="float">
            <text:p>0.000000028</text:p>
          </table:table-cell>
          <table:table-cell table:formula="of:=([.G56] + [.H33] * G) * damping" office:value-type="float" office:value="0.000000273107041738191" calcext:value-type="float">
            <text:p>2.73107041738191E-07</text:p>
          </table:table-cell>
          <table:table-cell table:formula="of:=([.H56] + [.I33] * G) * damping" office:value-type="float" office:value="0.00000145928492123627" calcext:value-type="float">
            <text:p>1.45928492123627E-06</text:p>
          </table:table-cell>
          <table:table-cell table:formula="of:=([.I56] + [.J33] * G) * damping" office:value-type="float" office:value="0.00000565415597950959" calcext:value-type="float">
            <text:p>5.65415597950959E-06</text:p>
          </table:table-cell>
          <table:table-cell table:formula="of:=([.J56] + [.K33] * G) * damping" office:value-type="float" office:value="0.0000177473367035174" calcext:value-type="float">
            <text:p>1.77473367035174E-05</text:p>
          </table:table-cell>
          <table:table-cell table:formula="of:=([.K56] + [.L33] * G) * damping" office:value-type="float" office:value="0.0000478495020245175" calcext:value-type="float">
            <text:p>4.78495020245175E-05</text:p>
          </table:table-cell>
          <table:table-cell table:formula="of:=([.L56] + [.M33] * G) * damping" office:value-type="float" office:value="0.000114840799401397" calcext:value-type="float">
            <text:p>0.0001148408</text:p>
          </table:table-cell>
          <table:table-cell table:formula="of:=([.M56] + [.N33] * G) * damping" office:value-type="float" office:value="0.000251232857300513" calcext:value-type="float">
            <text:p>0.0002512329</text:p>
          </table:table-cell>
        </table:table-row>
        <table:table-row table:style-name="ro1">
          <table:table-cell table:formula="of:=[.A34]" office:value-type="float" office:value="6" calcext:value-type="float">
            <text:p>6</text:p>
          </table:table-cell>
          <table:table-cell/>
          <table:table-cell table:formula="of:=([.B57] + [.C34] * G) * damping" office:value-type="float" office:value="0" calcext:value-type="float">
            <text:p>0</text:p>
          </table:table-cell>
          <table:table-cell table:formula="of:=([.C57] + [.D34] * G) * damping" office:value-type="float" office:value="0" calcext:value-type="float">
            <text:p>0</text:p>
          </table:table-cell>
          <table:table-cell table:formula="of:=([.D57] + [.E34] * G) * damping" office:value-type="float" office:value="0" calcext:value-type="float">
            <text:p>0</text:p>
          </table:table-cell>
          <table:table-cell table:formula="of:=([.E57] + [.F34] * G) * damping" office:value-type="float" office:value="0.00000205932820358939" calcext:value-type="float">
            <text:p>2.05932820358939E-06</text:p>
          </table:table-cell>
          <table:table-cell table:formula="of:=([.F57] + [.G34] * G) * damping" office:value-type="float" office:value="0.0000160435967949916" calcext:value-type="float">
            <text:p>1.60435967949916E-05</text:p>
          </table:table-cell>
          <table:table-cell table:formula="of:=([.G57] + [.H34] * G) * damping" office:value-type="float" office:value="0.0000700480297772394" calcext:value-type="float">
            <text:p>0.000070048</text:p>
          </table:table-cell>
          <table:table-cell table:formula="of:=([.H57] + [.I34] * G) * damping" office:value-type="float" office:value="0.000225703908575344" calcext:value-type="float">
            <text:p>0.0002257039</text:p>
          </table:table-cell>
          <table:table-cell table:formula="of:=([.I57] + [.J34] * G) * damping" office:value-type="float" office:value="0.000597727977001371" calcext:value-type="float">
            <text:p>0.000597728</text:p>
          </table:table-cell>
          <table:table-cell table:formula="of:=([.J57] + [.K34] * G) * damping" office:value-type="float" office:value="0.0013762456569199" calcext:value-type="float">
            <text:p>0.0013762457</text:p>
          </table:table-cell>
          <table:table-cell table:formula="of:=([.K57] + [.L34] * G) * damping" office:value-type="float" office:value="0.00284968948186673" calcext:value-type="float">
            <text:p>0.0028496895</text:p>
          </table:table-cell>
          <table:table-cell table:formula="of:=([.L57] + [.M34] * G) * damping" office:value-type="float" office:value="0.00542551839206237" calcext:value-type="float">
            <text:p>0.0054255184</text:p>
          </table:table-cell>
          <table:table-cell table:formula="of:=([.M57] + [.N34] * G) * damping" office:value-type="float" office:value="0.00964568236153715" calcext:value-type="float">
            <text:p>0.0096456824</text:p>
          </table:table-cell>
        </table:table-row>
        <table:table-row table:style-name="ro1">
          <table:table-cell table:formula="of:=[.A35]" office:value-type="float" office:value="7" calcext:value-type="float">
            <text:p>7</text:p>
          </table:table-cell>
          <table:table-cell/>
          <table:table-cell table:formula="of:=([.B58] + [.C35] * G) * damping" office:value-type="float" office:value="0" calcext:value-type="float">
            <text:p>0</text:p>
          </table:table-cell>
          <table:table-cell table:formula="of:=([.C58] + [.D35] * G) * damping" office:value-type="float" office:value="0" calcext:value-type="float">
            <text:p>0</text:p>
          </table:table-cell>
          <table:table-cell table:formula="of:=([.D58] + [.E35] * G) * damping" office:value-type="float" office:value="0.000151297582304527" calcext:value-type="float">
            <text:p>0.0001512976</text:p>
          </table:table-cell>
          <table:table-cell table:formula="of:=([.E58] + [.F35] * G) * damping" office:value-type="float" office:value="0.000883262677361968" calcext:value-type="float">
            <text:p>0.0008832627</text:p>
          </table:table-cell>
          <table:table-cell table:formula="of:=([.F58] + [.G35] * G) * damping" office:value-type="float" office:value="0.00299286445253121" calcext:value-type="float">
            <text:p>0.0029928645</text:p>
          </table:table-cell>
          <table:table-cell table:formula="of:=([.G58] + [.H35] * G) * damping" office:value-type="float" office:value="0.00768744589356999" calcext:value-type="float">
            <text:p>0.0076874459</text:p>
          </table:table-cell>
          <table:table-cell table:formula="of:=([.H58] + [.I35] * G) * damping" office:value-type="float" office:value="0.0165751057961884" calcext:value-type="float">
            <text:p>0.0165751058</text:p>
          </table:table-cell>
          <table:table-cell table:formula="of:=([.I58] + [.J35] * G) * damping" office:value-type="float" office:value="0.0316012861714862" calcext:value-type="float">
            <text:p>0.0316012862</text:p>
          </table:table-cell>
          <table:table-cell table:formula="of:=([.J58] + [.K35] * G) * damping" office:value-type="float" office:value="0.0549344867333809" calcext:value-type="float">
            <text:p>0.0549344867</text:p>
          </table:table-cell>
          <table:table-cell table:formula="of:=([.K58] + [.L35] * G) * damping" office:value-type="float" office:value="0.0888081470595032" calcext:value-type="float">
            <text:p>0.0888081471</text:p>
          </table:table-cell>
          <table:table-cell table:formula="of:=([.L58] + [.M35] * G) * damping" office:value-type="float" office:value="0.13532937751409" calcext:value-type="float">
            <text:p>0.1353293775</text:p>
          </table:table-cell>
          <table:table-cell table:formula="of:=([.M58] + [.N35] * G) * damping" office:value-type="float" office:value="0.196268141362025" calcext:value-type="float">
            <text:p>0.1962681414</text:p>
          </table:table-cell>
        </table:table-row>
        <table:table-row table:style-name="ro1">
          <table:table-cell table:formula="of:=[.A36]" office:value-type="float" office:value="8" calcext:value-type="float">
            <text:p>8</text:p>
          </table:table-cell>
          <table:table-cell/>
          <table:table-cell table:formula="of:=([.B59] + [.C36] * G) * damping" office:value-type="float" office:value="0" calcext:value-type="float">
            <text:p>0</text:p>
          </table:table-cell>
          <table:table-cell table:formula="of:=([.C59] + [.D36] * G) * damping" office:value-type="float" office:value="0.0111157407407407" calcext:value-type="float">
            <text:p>0.0111157407</text:p>
          </table:table-cell>
          <table:table-cell table:formula="of:=([.D59] + [.E36] * G) * damping" office:value-type="float" office:value="0.0431861966306584" calcext:value-type="float">
            <text:p>0.0431861966</text:p>
          </table:table-cell>
          <table:table-cell table:formula="of:=([.E59] + [.F36] * G) * damping" office:value-type="float" office:value="0.104054130011145" calcext:value-type="float">
            <text:p>0.10405413</text:p>
          </table:table-cell>
          <table:table-cell table:formula="of:=([.F59] + [.G36] * G) * damping" office:value-type="float" office:value="0.198986381735666" calcext:value-type="float">
            <text:p>0.1989863817</text:p>
          </table:table-cell>
          <table:table-cell table:formula="of:=([.G59] + [.H36] * G) * damping" office:value-type="float" office:value="0.330265911623512" calcext:value-type="float">
            <text:p>0.3302659116</text:p>
          </table:table-cell>
          <table:table-cell table:formula="of:=([.H59] + [.I36] * G) * damping" office:value-type="float" office:value="0.496977267166143" calcext:value-type="float">
            <text:p>0.4969772672</text:p>
          </table:table-cell>
          <table:table-cell table:formula="of:=([.I59] + [.J36] * G) * damping" office:value-type="float" office:value="0.694995816993929" calcext:value-type="float">
            <text:p>0.694995817</text:p>
          </table:table-cell>
          <table:table-cell table:formula="of:=([.J59] + [.K36] * G) * damping" office:value-type="float" office:value="0.91717937253792" calcext:value-type="float">
            <text:p>0.9171793725</text:p>
          </table:table-cell>
          <table:table-cell table:formula="of:=([.K59] + [.L36] * G) * damping" office:value-type="float" office:value="1.15374938026885" calcext:value-type="float">
            <text:p>1.1537493803</text:p>
          </table:table-cell>
          <table:table-cell table:formula="of:=([.L59] + [.M36] * G) * damping" office:value-type="float" office:value="1.3928383143664" calcext:value-type="float">
            <text:p>1.3928383144</text:p>
          </table:table-cell>
          <table:table-cell table:formula="of:=([.M59] + [.N36] * G) * damping" office:value-type="float" office:value="1.62117079307749" calcext:value-type="float">
            <text:p>1.6211707931</text:p>
          </table:table-cell>
        </table:table-row>
        <table:table-row table:style-name="ro1">
          <table:table-cell table:formula="of:=[.A37]" office:value-type="float" office:value="9" calcext:value-type="float">
            <text:p>9</text:p>
          </table:table-cell>
          <table:table-cell/>
          <table:table-cell table:formula="of:=([.B60] + [.C37] * G) * damping" office:value-type="float" office:value="0.816666666666667" calcext:value-type="float">
            <text:p>0.8166666667</text:p>
          </table:table-cell>
          <table:table-cell table:formula="of:=([.C60] + [.D37] * G) * damping" office:value-type="float" office:value="1.57809490740741" calcext:value-type="float">
            <text:p>1.5780949074</text:p>
          </table:table-cell>
          <table:table-cell table:formula="of:=([.D60] + [.E37] * G) * damping" office:value-type="float" office:value="2.24907807098765" calcext:value-type="float">
            <text:p>2.249078071</text:p>
          </table:table-cell>
          <table:table-cell table:formula="of:=([.E60] + [.F37] * G) * damping" office:value-type="float" office:value="2.7993482063636" calcext:value-type="float">
            <text:p>2.7993482064</text:p>
          </table:table-cell>
          <table:table-cell table:formula="of:=([.F60] + [.G37] * G) * damping" office:value-type="float" office:value="3.20488446049107" calcext:value-type="float">
            <text:p>3.2048844605</text:p>
          </table:table-cell>
          <table:table-cell table:formula="of:=([.G60] + [.H37] * G) * damping" office:value-type="float" office:value="3.44889944896867" calcext:value-type="float">
            <text:p>3.448899449</text:p>
          </table:table-cell>
          <table:table-cell table:formula="of:=([.H60] + [.I37] * G) * damping" office:value-type="float" office:value="3.52246344946734" calcext:value-type="float">
            <text:p>3.5224634495</text:p>
          </table:table-cell>
          <table:table-cell table:formula="of:=([.I60] + [.J37] * G) * damping" office:value-type="float" office:value="3.42474455528449" calcext:value-type="float">
            <text:p>3.4247445553</text:p>
          </table:table-cell>
          <table:table-cell table:formula="of:=([.J60] + [.K37] * G) * damping" office:value-type="float" office:value="3.16286188838623" calcext:value-type="float">
            <text:p>3.1628618884</text:p>
          </table:table-cell>
          <table:table-cell table:formula="of:=([.K60] + [.L37] * G) * damping" office:value-type="float" office:value="2.75136766401834" calcext:value-type="float">
            <text:p>2.751367664</text:p>
          </table:table-cell>
          <table:table-cell table:formula="of:=([.L60] + [.M37] * G) * damping" office:value-type="float" office:value="2.21139141170375" calcext:value-type="float">
            <text:p>2.2113914117</text:p>
          </table:table-cell>
          <table:table-cell table:formula="of:=([.M60] + [.N37] * G) * damping" office:value-type="float" office:value="1.5694951574058" calcext:value-type="float">
            <text:p>1.5694951574</text:p>
          </table:table-cell>
        </table:table-row>
        <table:table-row table:style-name="ro1">
          <table:table-cell table:formula="of:=[.A38]" office:value-type="float" office:value="10" calcext:value-type="float">
            <text:p>10</text:p>
          </table:table-cell>
          <table:table-cell/>
          <table:table-cell table:formula="of:=([.B61] + [.C38] * G) * damping" office:value-type="float" office:value="-1.225" calcext:value-type="float">
            <text:p>-1.225</text:p>
          </table:table-cell>
          <table:table-cell table:formula="of:=([.C61] + [.D38] * G) * damping" office:value-type="float" office:value="-2.38103703703704" calcext:value-type="float">
            <text:p>-2.381037037</text:p>
          </table:table-cell>
          <table:table-cell table:formula="of:=([.D61] + [.E38] * G) * damping" office:value-type="float" office:value="-3.42780788644547" calcext:value-type="float">
            <text:p>-3.4278078864</text:p>
          </table:table-cell>
          <table:table-cell table:formula="of:=([.E61] + [.F38] * G) * damping" office:value-type="float" office:value="-4.33030716110897" calcext:value-type="float">
            <text:p>-4.3303071611</text:p>
          </table:table-cell>
          <table:table-cell table:formula="of:=([.F61] + [.G38] * G) * damping" office:value-type="float" office:value="-5.06019595141418" calcext:value-type="float">
            <text:p>-5.0601959514</text:p>
          </table:table-cell>
          <table:table-cell table:formula="of:=([.G61] + [.H38] * G) * damping" office:value-type="float" office:value="-5.59684410661942" calcext:value-type="float">
            <text:p>-5.5968441066</text:p>
          </table:table-cell>
          <table:table-cell table:formula="of:=([.H61] + [.I38] * G) * damping" office:value-type="float" office:value="-5.92800573185601" calcext:value-type="float">
            <text:p>-5.9280057319</text:p>
          </table:table-cell>
          <table:table-cell table:formula="of:=([.I61] + [.J38] * G) * damping" office:value-type="float" office:value="-6.05010552594817" calcext:value-type="float">
            <text:p>-6.0501055259</text:p>
          </table:table-cell>
          <table:table-cell table:formula="of:=([.J61] + [.K38] * G) * damping" office:value-type="float" office:value="-5.96813230816017" calcext:value-type="float">
            <text:p>-5.9681323082</text:p>
          </table:table-cell>
          <table:table-cell table:formula="of:=([.K61] + [.L38] * G) * damping" office:value-type="float" office:value="-5.69515455759072" calcext:value-type="float">
            <text:p>-5.6951545576</text:p>
          </table:table-cell>
          <table:table-cell table:formula="of:=([.L61] + [.M38] * G) * damping" office:value-type="float" office:value="-5.25149012987322" calcext:value-type="float">
            <text:p>-5.2514901299</text:p>
          </table:table-cell>
          <table:table-cell table:formula="of:=([.M61] + [.N38] * G) * damping" office:value-type="float" office:value="-4.66357770976792" calcext:value-type="float">
            <text:p>-4.6635777098</text:p>
          </table:table-cell>
        </table:table-row>
        <table:table-row table:style-name="ro1">
          <table:table-cell table:formula="of:=[.A39]" office:value-type="float" office:value="11" calcext:value-type="float">
            <text:p>11</text:p>
          </table:table-cell>
          <table:table-cell/>
          <table:table-cell table:formula="of:=([.B62] + [.C39] * G) * damping" office:value-type="float" office:value="0" calcext:value-type="float">
            <text:p>0</text:p>
          </table:table-cell>
          <table:table-cell table:formula="of:=([.C62] + [.D39] * G) * damping" office:value-type="float" office:value="-0.0111157407407408" calcext:value-type="float">
            <text:p>-0.0111157407</text:p>
          </table:table-cell>
          <table:table-cell table:formula="of:=([.D62] + [.E39] * G) * damping" office:value-type="float" office:value="-0.0432618454218107" calcext:value-type="float">
            <text:p>-0.0432618454</text:p>
          </table:table-cell>
          <table:table-cell table:formula="of:=([.E62] + [.F39] * G) * damping" office:value-type="float" office:value="-0.104497305845979" calcext:value-type="float">
            <text:p>-0.1044973058</text:p>
          </table:table-cell>
          <table:table-cell table:formula="of:=([.F62] + [.G39] * G) * damping" office:value-type="float" office:value="-0.200494864178118" calcext:value-type="float">
            <text:p>-0.2004948642</text:p>
          </table:table-cell>
          <table:table-cell table:formula="of:=([.G62] + [.H39] * G) * damping" office:value-type="float" office:value="-0.334162341546824" calcext:value-type="float">
            <text:p>-0.3341623415</text:p>
          </table:table-cell>
          <table:table-cell table:formula="of:=([.H62] + [.I39] * G) * damping" office:value-type="float" office:value="-0.505435013119987" calcext:value-type="float">
            <text:p>-0.5054350131</text:p>
          </table:table-cell>
          <table:table-cell table:formula="of:=([.I62] + [.J39] * G) * damping" office:value-type="float" office:value="-0.711248309345736" calcext:value-type="float">
            <text:p>-0.7112483093</text:p>
          </table:table-cell>
          <table:table-cell table:formula="of:=([.J62] + [.K39] * G) * damping" office:value-type="float" office:value="-0.945689980339546" calcext:value-type="float">
            <text:p>-0.9456899803</text:p>
          </table:table-cell>
          <table:table-cell table:formula="of:=([.K62] + [.L39] * G) * damping" office:value-type="float" office:value="-1.20032094707773" calcext:value-type="float">
            <text:p>-1.2003209471</text:p>
          </table:table-cell>
          <table:table-cell table:formula="of:=([.L62] + [.M39] * G) * damping" office:value-type="float" office:value="-1.46464490835416" calcext:value-type="float">
            <text:p>-1.4646449084</text:p>
          </table:table-cell>
          <table:table-cell table:formula="of:=([.M62] + [.N39] * G) * damping" office:value-type="float" office:value="-1.72669885494485" calcext:value-type="float">
            <text:p>-1.7266988549</text:p>
          </table:table-cell>
        </table:table-row>
        <table:table-row table:style-name="ro1">
          <table:table-cell table:formula="of:=[.A40]" office:value-type="float" office:value="12" calcext:value-type="float">
            <text:p>12</text:p>
          </table:table-cell>
          <table:table-cell/>
          <table:table-cell table:formula="of:=([.B63] + [.C40] * G) * damping" office:value-type="float" office:value="0.408333333333333" calcext:value-type="float">
            <text:p>0.4083333333</text:p>
          </table:table-cell>
          <table:table-cell table:formula="of:=([.C63] + [.D40] * G) * damping" office:value-type="float" office:value="0.797384259259259" calcext:value-type="float">
            <text:p>0.7973842593</text:p>
          </table:table-cell>
          <table:table-cell table:formula="of:=([.D63] + [.E40] * G) * damping" office:value-type="float" office:value="1.15687194637346" calcext:value-type="float">
            <text:p>1.1568719464</text:p>
          </table:table-cell>
          <table:table-cell table:formula="of:=([.E63] + [.F40] * G) * damping" office:value-type="float" office:value="1.47738386331019" calcext:value-type="float">
            <text:p>1.4773838633</text:p>
          </table:table-cell>
          <table:table-cell table:formula="of:=([.F63] + [.G40] * G) * damping" office:value-type="float" office:value="1.7505626979242" calcext:value-type="float">
            <text:p>1.7505626979</text:p>
          </table:table-cell>
          <table:table-cell table:formula="of:=([.G63] + [.H40] * G) * damping" office:value-type="float" office:value="1.96927947441156" calcext:value-type="float">
            <text:p>1.9692794744</text:p>
          </table:table-cell>
          <table:table-cell table:formula="of:=([.H63] + [.I40] * G) * damping" office:value-type="float" office:value="2.12779119331865" calcext:value-type="float">
            <text:p>2.1277911933</text:p>
          </table:table-cell>
          <table:table-cell table:formula="of:=([.I63] + [.J40] * G) * damping" office:value-type="float" office:value="2.22188020331228" calcext:value-type="float">
            <text:p>2.2218802033</text:p>
          </table:table-cell>
          <table:table-cell table:formula="of:=([.J63] + [.K40] * G) * damping" office:value-type="float" office:value="2.24897142929137" calcext:value-type="float">
            <text:p>2.2489714293</text:p>
          </table:table-cell>
          <table:table-cell table:formula="of:=([.K63] + [.L40] * G) * damping" office:value-type="float" office:value="2.20822266460141" calcext:value-type="float">
            <text:p>2.2082226646</text:p>
          </table:table-cell>
          <table:table-cell table:formula="of:=([.L63] + [.M40] * G) * damping" office:value-type="float" office:value="2.10058251024262" calcext:value-type="float">
            <text:p>2.1005825102</text:p>
          </table:table-cell>
          <table:table-cell table:formula="of:=([.M63] + [.N40] * G) * damping" office:value-type="float" office:value="1.92881031493337" calcext:value-type="float">
            <text:p>1.9288103149</text:p>
          </table:table-cell>
        </table:table-row>
        <table:table-row table:style-name="ro1">
          <table:table-cell table:formula="of:=[.A41]" office:value-type="float" office:value="13" calcext:value-type="float">
            <text:p>13</text:p>
          </table:table-cell>
          <table:table-cell/>
          <table:table-cell table:formula="of:=([.B64] + [.C41] * G) * damping" office:value-type="float" office:value="0" calcext:value-type="float">
            <text:p>0</text:p>
          </table:table-cell>
          <table:table-cell table:formula="of:=([.C64] + [.D41] * G) * damping" office:value-type="float" office:value="0.00555787037037037" calcext:value-type="float">
            <text:p>0.0055578704</text:p>
          </table:table-cell>
          <table:table-cell table:formula="of:=([.D64] + [.E41] * G) * damping" office:value-type="float" office:value="0.0217065715020576" calcext:value-type="float">
            <text:p>0.0217065715</text:p>
          </table:table-cell>
          <table:table-cell table:formula="of:=([.E64] + [.F41] * G) * damping" office:value-type="float" office:value="0.0526887397655178" calcext:value-type="float">
            <text:p>0.0526887398</text:p>
          </table:table-cell>
          <table:table-cell table:formula="of:=([.F64] + [.G41] * G) * damping" office:value-type="float" office:value="0.10173182811401" calcext:value-type="float">
            <text:p>0.1017318281</text:p>
          </table:table-cell>
          <table:table-cell table:formula="of:=([.G64] + [.H41] * G) * damping" office:value-type="float" office:value="0.17087232339257" calcext:value-type="float">
            <text:p>0.1708723234</text:p>
          </table:table-cell>
          <table:table-cell table:formula="of:=([.H64] + [.I41] * G) * damping" office:value-type="float" office:value="0.260835597162322" calcext:value-type="float">
            <text:p>0.2608355972</text:p>
          </table:table-cell>
          <table:table-cell table:formula="of:=([.I64] + [.J41] * G) * damping" office:value-type="float" office:value="0.37097578264778" calcext:value-type="float">
            <text:p>0.3709757826</text:p>
          </table:table-cell>
          <table:table-cell table:formula="of:=([.J64] + [.K41] * G) * damping" office:value-type="float" office:value="0.499277774879319" calcext:value-type="float">
            <text:p>0.4992777749</text:p>
          </table:table-cell>
          <table:table-cell table:formula="of:=([.K64] + [.L41] * G) * damping" office:value-type="float" office:value="0.642421095353217" calcext:value-type="float">
            <text:p>0.6424210954</text:p>
          </table:table-cell>
          <table:table-cell table:formula="of:=([.L64] + [.M41] * G) * damping" office:value-type="float" office:value="0.795903019951315" calcext:value-type="float">
            <text:p>0.79590302</text:p>
          </table:table-cell>
          <table:table-cell table:formula="of:=([.M64] + [.N41] * G) * damping" office:value-type="float" office:value="0.954216113694053" calcext:value-type="float">
            <text:p>0.9542161137</text:p>
          </table:table-cell>
        </table:table-row>
        <table:table-row table:style-name="ro1">
          <table:table-cell table:formula="of:=[.A42]" office:value-type="float" office:value="14" calcext:value-type="float">
            <text:p>14</text:p>
          </table:table-cell>
          <table:table-cell/>
          <table:table-cell table:formula="of:=([.B65] + [.C42] * G) * damping" office:value-type="float" office:value="0" calcext:value-type="float">
            <text:p>0</text:p>
          </table:table-cell>
          <table:table-cell table:formula="of:=([.C65] + [.D42] * G) * damping" office:value-type="float" office:value="0" calcext:value-type="float">
            <text:p>0</text:p>
          </table:table-cell>
          <table:table-cell table:formula="of:=([.D65] + [.E42] * G) * damping" office:value-type="float" office:value="0.0000756487911522634" calcext:value-type="float">
            <text:p>7.56487911522634E-05</text:p>
          </table:table-cell>
          <table:table-cell table:formula="of:=([.E65] + [.F42] * G) * damping" office:value-type="float" office:value="0.000443175834833676" calcext:value-type="float">
            <text:p>0.0004431758</text:p>
          </table:table-cell>
          <table:table-cell table:formula="of:=([.F65] + [.G42] * G) * damping" office:value-type="float" office:value="0.00150845441270748" calcext:value-type="float">
            <text:p>0.0015084544</text:p>
          </table:table-cell>
          <table:table-cell table:formula="of:=([.G65] + [.H42] * G) * damping" office:value-type="float" office:value="0.00389615662551152" calcext:value-type="float">
            <text:p>0.0038961566</text:p>
          </table:table-cell>
          <table:table-cell table:formula="of:=([.H65] + [.I42] * G) * damping" office:value-type="float" office:value="0.00845628443387581" calcext:value-type="float">
            <text:p>0.0084562844</text:p>
          </table:table-cell>
          <table:table-cell table:formula="of:=([.I65] + [.J42] * G) * damping" office:value-type="float" office:value="0.0162468240413416" calcext:value-type="float">
            <text:p>0.016246824</text:p>
          </table:table-cell>
          <table:table-cell table:formula="of:=([.J65] + [.K42] * G) * damping" office:value-type="float" office:value="0.0284927962460435" calcext:value-type="float">
            <text:p>0.0284927962</text:p>
          </table:table-cell>
          <table:table-cell table:formula="of:=([.K65] + [.L42] * G) * damping" office:value-type="float" office:value="0.0465234836814224" calcext:value-type="float">
            <text:p>0.0465234837</text:p>
          </table:table-cell>
          <table:table-cell table:formula="of:=([.L65] + [.M42] * G) * damping" office:value-type="float" office:value="0.0716910294919513" calcext:value-type="float">
            <text:p>0.0716910295</text:p>
          </table:table-cell>
          <table:table-cell table:formula="of:=([.M65] + [.N42] * G) * damping" office:value-type="float" office:value="0.105274848413438" calcext:value-type="float">
            <text:p>0.1052748484</text:p>
          </table:table-cell>
        </table:table-row>
        <table:table-row table:style-name="ro1">
          <table:table-cell table:formula="of:=[.A43]" office:value-type="float" office:value="15" calcext:value-type="float">
            <text:p>15</text:p>
          </table:table-cell>
          <table:table-cell/>
          <table:table-cell table:formula="of:=([.B66] + [.C43] * G) * damping" office:value-type="float" office:value="0" calcext:value-type="float">
            <text:p>0</text:p>
          </table:table-cell>
          <table:table-cell table:formula="of:=([.C66] + [.D43] * G) * damping" office:value-type="float" office:value="0" calcext:value-type="float">
            <text:p>0</text:p>
          </table:table-cell>
          <table:table-cell table:formula="of:=([.D66] + [.E43] * G) * damping" office:value-type="float" office:value="0" calcext:value-type="float">
            <text:p>0</text:p>
          </table:table-cell>
          <table:table-cell table:formula="of:=([.E66] + [.F43] * G) * damping" office:value-type="float" office:value="0.0000010296641017947" calcext:value-type="float">
            <text:p>1.0296641017947E-06</text:p>
          </table:table-cell>
          <table:table-cell table:formula="of:=([.F66] + [.G43] * G) * damping" office:value-type="float" office:value="0.00000804282070624079" calcext:value-type="float">
            <text:p>8.04282070624079E-06</text:p>
          </table:table-cell>
          <table:table-cell table:formula="of:=([.G66] + [.H43] * G) * damping" office:value-type="float" office:value="0.0000352287021014333" calcext:value-type="float">
            <text:p>3.52287021014333E-05</text:p>
          </table:table-cell>
          <table:table-cell table:formula="of:=([.H66] + [.I43] * G) * damping" office:value-type="float" office:value="0.000113944745587433" calcext:value-type="float">
            <text:p>0.0001139447</text:p>
          </table:table-cell>
          <table:table-cell table:formula="of:=([.I66] + [.J43] * G) * damping" office:value-type="float" office:value="0.000303094042805726" calcext:value-type="float">
            <text:p>0.000303094</text:p>
          </table:table-cell>
          <table:table-cell table:formula="of:=([.J66] + [.K43] * G) * damping" office:value-type="float" office:value="0.000701385555133786" calcext:value-type="float">
            <text:p>0.0007013856</text:p>
          </table:table-cell>
          <table:table-cell table:formula="of:=([.K66] + [.L43] * G) * damping" office:value-type="float" office:value="0.00146055866039193" calcext:value-type="float">
            <text:p>0.0014605587</text:p>
          </table:table-cell>
          <table:table-cell table:formula="of:=([.L66] + [.M43] * G) * damping" office:value-type="float" office:value="0.00279835531431234" calcext:value-type="float">
            <text:p>0.0027983553</text:p>
          </table:table-cell>
          <table:table-cell table:formula="of:=([.M66] + [.N43] * G) * damping" office:value-type="float" office:value="0.00500980925822457" calcext:value-type="float">
            <text:p>0.0050098093</text:p>
          </table:table-cell>
        </table:table-row>
        <table:table-row table:style-name="ro1">
          <table:table-cell table:formula="of:=[.A44]" office:value-type="float" office:value="16" calcext:value-type="float">
            <text:p>16</text:p>
          </table:table-cell>
          <table:table-cell/>
          <table:table-cell table:formula="of:=([.B67] + [.C44] * G) * damping" office:value-type="float" office:value="0" calcext:value-type="float">
            <text:p>0</text:p>
          </table:table-cell>
          <table:table-cell table:formula="of:=([.C67] + [.D44] * G) * damping" office:value-type="float" office:value="0" calcext:value-type="float">
            <text:p>0</text:p>
          </table:table-cell>
          <table:table-cell table:formula="of:=([.D67] + [.E44] * G) * damping" office:value-type="float" office:value="0" calcext:value-type="float">
            <text:p>0</text:p>
          </table:table-cell>
          <table:table-cell table:formula="of:=([.E67] + [.F44] * G) * damping" office:value-type="float" office:value="0" calcext:value-type="float">
            <text:p>0</text:p>
          </table:table-cell>
          <table:table-cell table:formula="of:=([.F67] + [.G44] * G) * damping" office:value-type="float" office:value="0.00000001401487249665" calcext:value-type="float">
            <text:p>0.000000014</text:p>
          </table:table-cell>
          <table:table-cell table:formula="of:=([.G67] + [.H44] * G) * damping" office:value-type="float" office:value="0.000000136839657849236" calcext:value-type="float">
            <text:p>1.36839657849236E-07</text:p>
          </table:table-cell>
          <table:table-cell table:formula="of:=([.H67] + [.I44] * G) * damping" office:value-type="float" office:value="0.00000073298724295098" calcext:value-type="float">
            <text:p>0.000000733</text:p>
          </table:table-cell>
          <table:table-cell table:formula="of:=([.I67] + [.J44] * G) * damping" office:value-type="float" office:value="0.00000284820334893805" calcext:value-type="float">
            <text:p>2.84820334893805E-06</text:p>
          </table:table-cell>
          <table:table-cell table:formula="of:=([.J67] + [.K44] * G) * damping" office:value-type="float" office:value="0.00000896922005936488" calcext:value-type="float">
            <text:p>8.96922005936488E-06</text:p>
          </table:table-cell>
          <table:table-cell table:formula="of:=([.K67] + [.L44] * G) * damping" office:value-type="float" office:value="0.0000242711651318976" calcext:value-type="float">
            <text:p>2.42711651318976E-05</text:p>
          </table:table-cell>
          <table:table-cell table:formula="of:=([.L67] + [.M44] * G) * damping" office:value-type="float" office:value="0.0000584893622404731" calcext:value-type="float">
            <text:p>5.84893622404731E-05</text:p>
          </table:table-cell>
          <table:table-cell table:formula="of:=([.M67] + [.N44] * G) * damping" office:value-type="float" office:value="0.000128529559689038" calcext:value-type="float">
            <text:p>0.0001285296</text:p>
          </table:table-cell>
        </table:table-row>
        <table:table-row table:style-name="ro1">
          <table:table-cell table:formula="of:=[.A45]" office:value-type="float" office:value="17" calcext:value-type="float">
            <text:p>17</text:p>
          </table:table-cell>
          <table:table-cell/>
          <table:table-cell table:formula="of:=([.B68] + [.C45] * G) * damping" office:value-type="float" office:value="0" calcext:value-type="float">
            <text:p>0</text:p>
          </table:table-cell>
          <table:table-cell table:formula="of:=([.C68] + [.D45] * G) * damping" office:value-type="float" office:value="0" calcext:value-type="float">
            <text:p>0</text:p>
          </table:table-cell>
          <table:table-cell table:formula="of:=([.D68] + [.E45] * G) * damping" office:value-type="float" office:value="0" calcext:value-type="float">
            <text:p>0</text:p>
          </table:table-cell>
          <table:table-cell table:formula="of:=([.E68] + [.F45] * G) * damping" office:value-type="float" office:value="0" calcext:value-type="float">
            <text:p>0</text:p>
          </table:table-cell>
          <table:table-cell table:formula="of:=([.F68] + [.G45] * G) * damping" office:value-type="float" office:value="0" calcext:value-type="float">
            <text:p>0</text:p>
          </table:table-cell>
          <table:table-cell table:formula="of:=([.G68] + [.H45] * G) * damping" office:value-type="float" office:value="0.000000000190757986759959" calcext:value-type="float">
            <text:p>1.90757986759959E-10</text:p>
          </table:table-cell>
          <table:table-cell table:formula="of:=([.H68] + [.I45] * G) * damping" office:value-type="float" office:value="0.00000000223504774487085" calcext:value-type="float">
            <text:p>2.23504774487085E-09</text:p>
          </table:table-cell>
          <table:table-cell table:formula="of:=([.I68] + [.J45] * G) * damping" office:value-type="float" office:value="0.0000000141544148885362" calcext:value-type="float">
            <text:p>1.41544148885362E-08</text:p>
          </table:table-cell>
          <table:table-cell table:formula="of:=([.J68] + [.K45] * G) * damping" office:value-type="float" office:value="0.0000000642177753931275" calcext:value-type="float">
            <text:p>6.42177753931275E-08</text:p>
          </table:table-cell>
          <table:table-cell table:formula="of:=([.K68] + [.L45] * G) * damping" office:value-type="float" office:value="0.000000233616299948037" calcext:value-type="float">
            <text:p>2.33616299948037E-07</text:p>
          </table:table-cell>
          <table:table-cell table:formula="of:=([.L68] + [.M45] * G) * damping" office:value-type="float" office:value="0.000000723643143671672" calcext:value-type="float">
            <text:p>7.23643143671672E-07</text:p>
          </table:table-cell>
          <table:table-cell table:formula="of:=([.M68] + [.N45] * G) * damping" office:value-type="float" office:value="0.00000198035107819666" calcext:value-type="float">
            <text:p>1.98035107819666E-06</text:p>
          </table:table-cell>
        </table:table-row>
        <table:table-row table:style-name="ro1">
          <table:table-cell table:formula="of:=[.A46]" office:value-type="float" office:value="18" calcext:value-type="float">
            <text:p>18</text:p>
          </table:table-cell>
          <table:table-cell/>
          <table:table-cell table:formula="of:=([.B69] + [.C46] * G) * damping" office:value-type="float" office:value="0" calcext:value-type="float">
            <text:p>0</text:p>
          </table:table-cell>
          <table:table-cell table:formula="of:=([.C69] + [.D46] * G) * damping" office:value-type="float" office:value="0" calcext:value-type="float">
            <text:p>0</text:p>
          </table:table-cell>
          <table:table-cell table:formula="of:=([.D69] + [.E46] * G) * damping" office:value-type="float" office:value="0" calcext:value-type="float">
            <text:p>0</text:p>
          </table:table-cell>
          <table:table-cell table:formula="of:=([.E69] + [.F46] * G) * damping" office:value-type="float" office:value="0" calcext:value-type="float">
            <text:p>0</text:p>
          </table:table-cell>
          <table:table-cell table:formula="of:=([.F69] + [.G46] * G) * damping" office:value-type="float" office:value="0" calcext:value-type="float">
            <text:p>0</text:p>
          </table:table-cell>
          <table:table-cell table:formula="of:=([.G69] + [.H46] * G) * damping" office:value-type="float" office:value="0" calcext:value-type="float">
            <text:p>0</text:p>
          </table:table-cell>
          <table:table-cell table:formula="of:=([.H69] + [.I46] * G) * damping" office:value-type="float" office:value="0.00000000000259642815312166" calcext:value-type="float">
            <text:p>2.59642815312166E-12</text:p>
          </table:table-cell>
          <table:table-cell table:formula="of:=([.I69] + [.J46] * G) * damping" office:value-type="float" office:value="0.000000000035491730393088" calcext:value-type="float">
            <text:p>3.5491730393088E-11</text:p>
          </table:table-cell>
          <table:table-cell table:formula="of:=([.J69] + [.K46] * G) * damping" office:value-type="float" office:value="0.000000000259420757597445" calcext:value-type="float">
            <text:p>2.59420757597445E-10</text:p>
          </table:table-cell>
          <table:table-cell table:formula="of:=([.K69] + [.L46] * G) * damping" office:value-type="float" office:value="0.00000000134589198553669" calcext:value-type="float">
            <text:p>1.34589198553669E-09</text:p>
          </table:table-cell>
          <table:table-cell table:formula="of:=([.L69] + [.M46] * G) * damping" office:value-type="float" office:value="0.00000000555383529810416" calcext:value-type="float">
            <text:p>5.55383529810416E-09</text:p>
          </table:table-cell>
          <table:table-cell table:formula="of:=([.M69] + [.N46] * G) * damping" office:value-type="float" office:value="0.0000000193763828070642" calcext:value-type="float">
            <text:p>1.93763828070642E-08</text:p>
          </table:table-cell>
        </table:table-row>
        <table:table-row table:style-name="ro1">
          <table:table-cell table:formula="of:=[.A47]" office:value-type="float" office:value="19" calcext:value-type="float">
            <text:p>19</text:p>
          </table:table-cell>
          <table:table-cell/>
          <table:table-cell table:formula="of:=([.B70] + [.C47] * G) * damping" office:value-type="float" office:value="0" calcext:value-type="float">
            <text:p>0</text:p>
          </table:table-cell>
          <table:table-cell table:formula="of:=([.C70] + [.D47] * G) * damping" office:value-type="float" office:value="0" calcext:value-type="float">
            <text:p>0</text:p>
          </table:table-cell>
          <table:table-cell table:formula="of:=([.D70] + [.E47] * G) * damping" office:value-type="float" office:value="0" calcext:value-type="float">
            <text:p>0</text:p>
          </table:table-cell>
          <table:table-cell table:formula="of:=([.E70] + [.F47] * G) * damping" office:value-type="float" office:value="0" calcext:value-type="float">
            <text:p>0</text:p>
          </table:table-cell>
          <table:table-cell table:formula="of:=([.F70] + [.G47] * G) * damping" office:value-type="float" office:value="0" calcext:value-type="float">
            <text:p>0</text:p>
          </table:table-cell>
          <table:table-cell table:formula="of:=([.G70] + [.H47] * G) * damping" office:value-type="float" office:value="0" calcext:value-type="float">
            <text:p>0</text:p>
          </table:table-cell>
          <table:table-cell table:formula="of:=([.H70] + [.I47] * G) * damping" office:value-type="float" office:value="0" calcext:value-type="float">
            <text:p>0</text:p>
          </table:table-cell>
          <table:table-cell table:formula="of:=([.I70] + [.J47] * G) * damping" office:value-type="float" office:value="0.0000000000000353402720841559" calcext:value-type="float">
            <text:p>3.53402720841559E-14</text:p>
          </table:table-cell>
          <table:table-cell table:formula="of:=([.J70] + [.K47] * G) * damping" office:value-type="float" office:value="0.000000000000552093583892481" calcext:value-type="float">
            <text:p>5.52093583892481E-13</text:p>
          </table:table-cell>
          <table:table-cell table:formula="of:=([.K70] + [.L47] * G) * damping" office:value-type="float" office:value="0.00000000000457449391864561" calcext:value-type="float">
            <text:p>4.57449391864561E-12</text:p>
          </table:table-cell>
          <table:table-cell table:formula="of:=([.L70] + [.M47] * G) * damping" office:value-type="float" office:value="0.0000000000267111187828114" calcext:value-type="float">
            <text:p>2.67111187828114E-11</text:p>
          </table:table-cell>
          <table:table-cell table:formula="of:=([.M70] + [.N47] * G) * damping" office:value-type="float" office:value="0.00000000012327281023999" calcext:value-type="float">
            <text:p>1.2327281023999E-10</text:p>
          </table:table-cell>
        </table:table-row>
        <table:table-row table:style-name="ro1">
          <table:table-cell table:formula="of:=[.A48]" office:value-type="float" office:value="20" calcext:value-type="float">
            <text:p>20</text:p>
          </table:table-cell>
          <table:table-cell/>
          <table:table-cell table:formula="of:=([.B71] + [.C48] * G) * damping" office:value-type="float" office:value="0" calcext:value-type="float">
            <text:p>0</text:p>
          </table:table-cell>
          <table:table-cell table:formula="of:=([.C71] + [.D48] * G) * damping" office:value-type="float" office:value="0" calcext:value-type="float">
            <text:p>0</text:p>
          </table:table-cell>
          <table:table-cell table:formula="of:=([.D71] + [.E48] * G) * damping" office:value-type="float" office:value="0" calcext:value-type="float">
            <text:p>0</text:p>
          </table:table-cell>
          <table:table-cell table:formula="of:=([.E71] + [.F48] * G) * damping" office:value-type="float" office:value="0" calcext:value-type="float">
            <text:p>0</text:p>
          </table:table-cell>
          <table:table-cell table:formula="of:=([.F71] + [.G48] * G) * damping" office:value-type="float" office:value="0" calcext:value-type="float">
            <text:p>0</text:p>
          </table:table-cell>
          <table:table-cell table:formula="of:=([.G71] + [.H48] * G) * damping" office:value-type="float" office:value="0" calcext:value-type="float">
            <text:p>0</text:p>
          </table:table-cell>
          <table:table-cell table:formula="of:=([.H71] + [.I48] * G) * damping" office:value-type="float" office:value="0" calcext:value-type="float">
            <text:p>0</text:p>
          </table:table-cell>
          <table:table-cell table:formula="of:=([.I71] + [.J48] * G) * damping" office:value-type="float" office:value="0" calcext:value-type="float">
            <text:p>0</text:p>
          </table:table-cell>
          <table:table-cell table:formula="of:=([.J71] + [.K48] * G) * damping" office:value-type="float" office:value="4.81020370034345E-016" calcext:value-type="float">
            <text:p>4.81020370034345E-16</text:p>
          </table:table-cell>
          <table:table-cell table:formula="of:=([.K71] + [.L48] * G) * damping" office:value-type="float" office:value="8.45393300335361E-015" calcext:value-type="float">
            <text:p>8.45393300335361E-15</text:p>
          </table:table-cell>
          <table:table-cell table:formula="of:=([.L71] + [.M48] * G) * damping" office:value-type="float" office:value="0.0000000000000783011975449249" calcext:value-type="float">
            <text:p>7.83011975449249E-14</text:p>
          </table:table-cell>
          <table:table-cell table:formula="of:=([.M71] + [.N48] * G) * damping" office:value-type="float" office:value="0.000000000000508187989850763" calcext:value-type="float">
            <text:p>5.08187989850763E-13</text:p>
          </table:table-cell>
        </table:table-row>
      </table:table>
      <table:named-expressions>
        <table:named-range table:name="damping" table:base-cell-address="$Sheet1.$C$3" table:cell-range-address="$Sheet1.$C$3"/>
        <table:named-range table:name="dt" table:base-cell-address="$Sheet1.$B$1" table:cell-range-address="$Sheet1.$C$1"/>
        <table:named-range table:name="G" table:base-cell-address="$Sheet1.$C$2" table:cell-range-address="$Sheet1.$C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8:00:37.621853749</meta:creation-date>
    <dc:date>2017-10-27T23:00:48.109818444</dc:date>
    <meta:editing-duration>PT28M39S</meta:editing-duration>
    <meta:editing-cycles>1</meta:editing-cycles>
    <meta:document-statistic meta:table-count="1" meta:cell-count="82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2.707cm" style:legend-expansion="high" chart:style-name="ch2"/>
        <chart:plot-area chart:style-name="ch3" table:cell-range-address="Sheet1.H5:Sheet1.N25" svg:x="0.32cm" svg:y="0.18cm" svg:width="12.455cm" svg:height="8.64cm">
          <chartooo:coordinate-region svg:x="1.047cm" svg:y="0.379cm" svg:width="11.5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5:Sheet1.H25" chart:class="chart:line">
            <chart:data-point chart:repeated="21"/>
          </chart:series>
          <chart:series chart:style-name="ch7" chart:values-cell-range-address="Sheet1.I5:Sheet1.I25" chart:class="chart:line">
            <chart:data-point chart:repeated="21"/>
          </chart:series>
          <chart:series chart:style-name="ch8" chart:values-cell-range-address="Sheet1.J5:Sheet1.J25" chart:class="chart:line">
            <chart:data-point chart:repeated="21"/>
          </chart:series>
          <chart:series chart:style-name="ch9" chart:values-cell-range-address="Sheet1.K5:Sheet1.K25" chart:class="chart:line">
            <chart:data-point chart:repeated="21"/>
          </chart:series>
          <chart:series chart:style-name="ch10" chart:values-cell-range-address="Sheet1.L5:Sheet1.L25" chart:class="chart:line">
            <chart:data-point chart:repeated="21"/>
          </chart:series>
          <chart:series chart:style-name="ch11" chart:values-cell-range-address="Sheet1.M5:Sheet1.M25" chart:class="chart:line">
            <chart:data-point chart:repeated="21"/>
          </chart:series>
          <chart:series chart:style-name="ch12" chart:values-cell-range-address="Sheet1.N5:Sheet1.N25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:Sheet1.H25</svg:desc>
                </draw:g>
              </table:table-cell>
              <table:table-cell office:value-type="float" office:value="0">
                <text:p>0</text:p>
                <draw:g>
                  <svg:desc>Sheet1.I5:Sheet1.I25</svg:desc>
                </draw:g>
              </table:table-cell>
              <table:table-cell office:value-type="float" office:value="0">
                <text:p>0</text:p>
                <draw:g>
                  <svg:desc>Sheet1.J5:Sheet1.J25</svg:desc>
                </draw:g>
              </table:table-cell>
              <table:table-cell office:value-type="float" office:value="0">
                <text:p>0</text:p>
                <draw:g>
                  <svg:desc>Sheet1.K5:Sheet1.K25</svg:desc>
                </draw:g>
              </table:table-cell>
              <table:table-cell office:value-type="float" office:value="0">
                <text:p>0</text:p>
                <draw:g>
                  <svg:desc>Sheet1.L5:Sheet1.L25</svg:desc>
                </draw:g>
              </table:table-cell>
              <table:table-cell office:value-type="float" office:value="2.18240723441508E-019">
                <text:p>2.18240723441508E-019</text:p>
                <draw:g>
                  <svg:desc>Sheet1.M5:Sheet1.M25</svg:desc>
                </draw:g>
              </table:table-cell>
              <table:table-cell office:value-type="float" office:value="4.47554132476514E-018">
                <text:p>4.47554132476514E-018</text:p>
                <draw:g>
                  <svg:desc>Sheet1.N5:Sheet1.N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0340123344782E-017">
                <text:p>1.60340123344782E-017</text:p>
              </table:table-cell>
              <table:table-cell office:value-type="float" office:value="2.97504418027769E-016">
                <text:p>2.97504418027769E-016</text:p>
              </table:table-cell>
              <table:table-cell office:value-type="float" office:value="2.90116358366273E-015">
                <text:p>2.90116358366273E-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7800906947186E-015">
                <text:p>1.17800906947186E-015</text:p>
              </table:table-cell>
              <table:table-cell office:value-type="float" office:value="0.0000000000000195570775140528">
                <text:p>0.0000000000000195570775140528</text:p>
              </table:table-cell>
              <table:table-cell office:value-type="float" office:value="0.000000000000171618166207576">
                <text:p>0.000000000000171618166207576</text:p>
              </table:table-cell>
              <table:table-cell office:value-type="float" office:value="0.00000000000105808649541435">
                <text:p>0.00000000000105808649541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0865476051040553">
                <text:p>0.0000000000000865476051040553</text:p>
              </table:table-cell>
              <table:table-cell office:value-type="float" office:value="0.00000000000126783827126945">
                <text:p>0.00000000000126783827126945</text:p>
              </table:table-cell>
              <table:table-cell office:value-type="float" office:value="0.00000000000988764028069334">
                <text:p>0.00000000000988764028069334</text:p>
              </table:table-cell>
              <table:table-cell office:value-type="float" office:value="0.0000000000545228258531734">
                <text:p>0.0000000000545228258531734</text:p>
              </table:table-cell>
              <table:table-cell office:value-type="float" office:value="0.000000000238322917777945">
                <text:p>0.000000000238322917777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000000000635859955866529">
                <text:p>0.00000000000635859955866529</text:p>
              </table:table-cell>
              <table:table-cell office:value-type="float" office:value="0.0000000000807303696467042">
                <text:p>0.0000000000807303696467042</text:p>
              </table:table-cell>
              <table:table-cell office:value-type="float" office:value="0.000000000550773146772133">
                <text:p>0.000000000550773146772133</text:p>
              </table:table-cell>
              <table:table-cell office:value-type="float" office:value="0.00000000267844973515083">
                <text:p>0.00000000267844973515083</text:p>
              </table:table-cell>
              <table:table-cell office:value-type="float" office:value="0.000000010398820895366">
                <text:p>0.000000010398820895366</text:p>
              </table:table-cell>
              <table:table-cell office:value-type="float" office:value="0.0000000342452227555406">
                <text:p>0.0000000342452227555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0467162416555001">
                <text:p>0.000000000467162416555001</text:p>
              </table:table-cell>
              <table:table-cell office:value-type="float" office:value="0.00000000501894644552486">
                <text:p>0.00000000501894644552486</text:p>
              </table:table-cell>
              <table:table-cell office:value-type="float" office:value="0.0000000293403617994626">
                <text:p>0.0000000293403617994626</text:p>
              </table:table-cell>
              <table:table-cell office:value-type="float" office:value="0.000000123576294791289">
                <text:p>0.000000123576294791289</text:p>
              </table:table-cell>
              <table:table-cell office:value-type="float" office:value="0.000000419365239849913">
                <text:p>0.000000419365239849913</text:p>
              </table:table-cell>
              <table:table-cell office:value-type="float" office:value="0.00000121685694025854">
                <text:p>0.00000121685694025854</text:p>
              </table:table-cell>
              <table:table-cell office:value-type="float" office:value="0.00000313087026361515">
                <text:p>0.00000313087026361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301715416643017">
                <text:p>0.000000301715416643017</text:p>
              </table:table-cell>
              <table:table-cell office:value-type="float" office:value="0.00000146918257959701">
                <text:p>0.00000146918257959701</text:p>
              </table:table-cell>
              <table:table-cell office:value-type="float" office:value="0.00000523091438918607">
                <text:p>0.00000523091438918607</text:p>
              </table:table-cell>
              <table:table-cell office:value-type="float" office:value="0.0000151930473392089">
                <text:p>0.0000151930473392089</text:p>
              </table:table-cell>
              <table:table-cell office:value-type="float" office:value="0.0000381304749545406">
                <text:p>0.0000381304749545406</text:p>
              </table:table-cell>
              <table:table-cell office:value-type="float" office:value="0.0000856252996523194">
                <text:p>0.0000856252996523194</text:p>
              </table:table-cell>
              <table:table-cell office:value-type="float" office:value="0.000176050606186692">
                <text:p>0.000176050606186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671237452032951">
                <text:p>0.0000671237452032951</text:p>
              </table:table-cell>
              <table:table-cell office:value-type="float" office:value="0.000195247843429462">
                <text:p>0.000195247843429462</text:p>
              </table:table-cell>
              <table:table-cell office:value-type="float" office:value="0.000471499606699268">
                <text:p>0.000471499606699268</text:p>
              </table:table-cell>
              <table:table-cell office:value-type="float" office:value="0.000998187709557372">
                <text:p>0.000998187709557372</text:p>
              </table:table-cell>
              <table:table-cell office:value-type="float" office:value="0.00191376248844705">
                <text:p>0.00191376248844705</text:p>
              </table:table-cell>
              <table:table-cell office:value-type="float" office:value="0.00339389827277211">
                <text:p>0.00339389827277211</text:p>
              </table:table-cell>
              <table:table-cell office:value-type="float" office:value="0.00564938789800694">
                <text:p>0.005649387898006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9557074853035">
                <text:p>0.0059557074853035</text:p>
              </table:table-cell>
              <table:table-cell office:value-type="float" office:value="0.0114601393456954">
                <text:p>0.0114601393456954</text:p>
              </table:table-cell>
              <table:table-cell office:value-type="float" office:value="0.0197430937984644">
                <text:p>0.0197430937984644</text:p>
              </table:table-cell>
              <table:table-cell office:value-type="float" office:value="0.0313263574150299">
                <text:p>0.0313263574150299</text:p>
              </table:table-cell>
              <table:table-cell office:value-type="float" office:value="0.0466126802906619">
                <text:p>0.0466126802906619</text:p>
              </table:table-cell>
              <table:table-cell office:value-type="float" office:value="0.0658418366284761">
                <text:p>0.0658418366284761</text:p>
              </table:table-cell>
              <table:table-cell office:value-type="float" office:value="0.0890558085345828">
                <text:p>0.0890558085345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7467871865273">
                <text:p>0.177467871865273</text:p>
              </table:table-cell>
              <table:table-cell office:value-type="float" office:value="0.234949529348084">
                <text:p>0.234949529348084</text:p>
              </table:table-cell>
              <table:table-cell office:value-type="float" office:value="0.293657253505873">
                <text:p>0.293657253505873</text:p>
              </table:table-cell>
              <table:table-cell office:value-type="float" office:value="0.350736329427282">
                <text:p>0.350736329427282</text:p>
              </table:table-cell>
              <table:table-cell office:value-type="float" office:value="0.403450694233719">
                <text:p>0.403450694233719</text:p>
              </table:table-cell>
              <table:table-cell office:value-type="float" office:value="0.449306821967358">
                <text:p>0.449306821967358</text:p>
              </table:table-cell>
              <table:table-cell office:value-type="float" office:value="0.486163345495754">
                <text:p>0.4861633454957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6260866066572">
                <text:p>0.726260866066572</text:p>
              </table:table-cell>
              <table:table-cell office:value-type="float" office:value="0.632980130956249">
                <text:p>0.632980130956249</text:p>
              </table:table-cell>
              <table:table-cell office:value-type="float" office:value="0.534180035425315">
                <text:p>0.534180035425315</text:p>
              </table:table-cell>
              <table:table-cell office:value-type="float" office:value="0.433344943326179">
                <text:p>0.433344943326179</text:p>
              </table:table-cell>
              <table:table-cell office:value-type="float" office:value="0.333876071523509">
                <text:p>0.333876071523509</text:p>
              </table:table-cell>
              <table:table-cell office:value-type="float" office:value="0.238956828896997">
                <text:p>0.238956828896997</text:p>
              </table:table-cell>
              <table:table-cell office:value-type="float" office:value="0.151431993399111">
                <text:p>0.151431993399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4010504063556">
                <text:p>0.494010504063556</text:p>
              </table:table-cell>
              <table:table-cell office:value-type="float" office:value="0.488441131704442">
                <text:p>0.488441131704442</text:p>
              </table:table-cell>
              <table:table-cell office:value-type="float" office:value="0.480017214819109">
                <text:p>0.480017214819109</text:p>
              </table:table-cell>
              <table:table-cell office:value-type="float" office:value="0.468163076330013">
                <text:p>0.468163076330013</text:p>
              </table:table-cell>
              <table:table-cell office:value-type="float" office:value="0.452401576657688">
                <text:p>0.452401576657688</text:p>
              </table:table-cell>
              <table:table-cell office:value-type="float" office:value="0.432396227539726">
                <text:p>0.432396227539726</text:p>
              </table:table-cell>
              <table:table-cell office:value-type="float" office:value="0.407985479067156">
                <text:p>0.407985479067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31756016700072">
                <text:p>0.0931756016700072</text:p>
              </table:table-cell>
              <table:table-cell office:value-type="float" office:value="0.125996926243533">
                <text:p>0.125996926243533</text:p>
              </table:table-cell>
              <table:table-cell office:value-type="float" office:value="0.161460112798844">
                <text:p>0.161460112798844</text:p>
              </table:table-cell>
              <table:table-cell office:value-type="float" office:value="0.198491449520715">
                <text:p>0.198491449520715</text:p>
              </table:table-cell>
              <table:table-cell office:value-type="float" office:value="0.235974306675572">
                <text:p>0.235974306675572</text:p>
              </table:table-cell>
              <table:table-cell office:value-type="float" office:value="0.272778017752262">
                <text:p>0.272778017752262</text:p>
              </table:table-cell>
              <table:table-cell office:value-type="float" office:value="0.307787726256305">
                <text:p>0.307787726256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02808349586593">
                <text:p>0.00302808349586593</text:p>
              </table:table-cell>
              <table:table-cell office:value-type="float" office:value="0.00587595555240878">
                <text:p>0.00587595555240878</text:p>
              </table:table-cell>
              <table:table-cell office:value-type="float" office:value="0.0102232155051141">
                <text:p>0.0102232155051141</text:p>
              </table:table-cell>
              <table:table-cell office:value-type="float" office:value="0.0164061452159105">
                <text:p>0.0164061452159105</text:p>
              </table:table-cell>
              <table:table-cell office:value-type="float" office:value="0.0247274414638991">
                <text:p>0.0247274414638991</text:p>
              </table:table-cell>
              <table:table-cell office:value-type="float" office:value="0.0354344597197861">
                <text:p>0.0354344597197861</text:p>
              </table:table-cell>
              <table:table-cell office:value-type="float" office:value="0.048699510052308">
                <text:p>0.0486995100523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337879839782236">
                <text:p>0.0000337879839782236</text:p>
              </table:table-cell>
              <table:table-cell office:value-type="float" office:value="0.0000987239277367489">
                <text:p>0.0000987239277367489</text:p>
              </table:table-cell>
              <table:table-cell office:value-type="float" office:value="0.000239662001634679">
                <text:p>0.000239662001634679</text:p>
              </table:table-cell>
              <table:table-cell office:value-type="float" office:value="0.000510442402323706">
                <text:p>0.000510442402323706</text:p>
              </table:table-cell>
              <table:table-cell office:value-type="float" office:value="0.000985322339757764">
                <text:p>0.000985322339757764</text:p>
              </table:table-cell>
              <table:table-cell office:value-type="float" office:value="0.00176071373444814">
                <text:p>0.00176071373444814</text:p>
              </table:table-cell>
              <table:table-cell office:value-type="float" office:value="0.00295556422598066">
                <text:p>0.002955564225980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151208080133925">
                <text:p>0.000000151208080133925</text:p>
              </table:table-cell>
              <table:table-cell office:value-type="float" office:value="0.000000738353115157813">
                <text:p>0.000000738353115157813</text:p>
              </table:table-cell>
              <table:table-cell office:value-type="float" office:value="0.00000263743220828169">
                <text:p>0.00000263743220828169</text:p>
              </table:table-cell>
              <table:table-cell office:value-type="float" office:value="0.00000768899958837713">
                <text:p>0.00000768899958837713</text:p>
              </table:table-cell>
              <table:table-cell office:value-type="float" office:value="0.0000193787588406069">
                <text:p>0.0000193787588406069</text:p>
              </table:table-cell>
              <table:table-cell office:value-type="float" office:value="0.0000437214031804724">
                <text:p>0.0000437214031804724</text:p>
              </table:table-cell>
              <table:table-cell office:value-type="float" office:value="0.0000903606584190115">
                <text:p>0.0000903606584190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002335812082775">
                <text:p>0.0000000002335812082775</text:p>
              </table:table-cell>
              <table:table-cell office:value-type="float" office:value="0.00000000251424217243143">
                <text:p>0.00000000251424217243143</text:p>
              </table:table-cell>
              <table:table-cell office:value-type="float" office:value="0.0000000147306962216144">
                <text:p>0.0000000147306962216144</text:p>
              </table:table-cell>
              <table:table-cell office:value-type="float" office:value="0.0000000622007520372486">
                <text:p>0.0000000622007520372486</text:p>
              </table:table-cell>
              <table:table-cell office:value-type="float" office:value="0.000000211687753026663">
                <text:p>0.000000211687753026663</text:p>
              </table:table-cell>
              <table:table-cell office:value-type="float" office:value="0.000000616207171891624">
                <text:p>0.000000616207171891624</text:p>
              </table:table-cell>
              <table:table-cell office:value-type="float" office:value="0.00000159102987589951">
                <text:p>0.00000159102987589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00000000317929977933264">
                <text:p>0.00000000000317929977933264</text:p>
              </table:table-cell>
              <table:table-cell office:value-type="float" office:value="0.0000000000404300955271802">
                <text:p>0.0000000000404300955271802</text:p>
              </table:table-cell>
              <table:table-cell office:value-type="float" office:value="0.000000000276337010336117">
                <text:p>0.000000000276337010336117</text:p>
              </table:table-cell>
              <table:table-cell office:value-type="float" office:value="0.00000000134663326688824">
                <text:p>0.00000000134663326688824</text:p>
              </table:table-cell>
              <table:table-cell office:value-type="float" office:value="0.00000000524023826602219">
                <text:p>0.00000000524023826602219</text:p>
              </table:table-cell>
              <table:table-cell office:value-type="float" office:value="0.0000000173009573272167">
                <text:p>0.0000000173009573272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0432738025520277">
                <text:p>0.0000000000000432738025520277</text:p>
              </table:table-cell>
              <table:table-cell office:value-type="float" office:value="0.000000000000634802642436828">
                <text:p>0.000000000000634802642436828</text:p>
              </table:table-cell>
              <table:table-cell office:value-type="float" office:value="0.00000000000495848193572759">
                <text:p>0.00000000000495848193572759</text:p>
              </table:table-cell>
              <table:table-cell office:value-type="float" office:value="0.0000000000273900150280058">
                <text:p>0.0000000000273900150280058</text:p>
              </table:table-cell>
              <table:table-cell office:value-type="float" office:value="0.000000000119953936663075">
                <text:p>0.0000000001199539366630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89004534735932E-016">
                <text:p>5.89004534735932E-016</text:p>
              </table:table-cell>
              <table:table-cell office:value-type="float" office:value="9.79056426627727E-015">
                <text:p>9.79056426627727E-015</text:p>
              </table:table-cell>
              <table:table-cell office:value-type="float" office:value="0.0000000000000860321295770374">
                <text:p>0.0000000000000860321295770374</text:p>
              </table:table-cell>
              <table:table-cell office:value-type="float" office:value="0.000000000000531217442623894">
                <text:p>0.000000000000531217442623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01700616723907E-018">
                <text:p>8.01700616723907E-018</text:p>
              </table:table-cell>
              <table:table-cell office:value-type="float" office:value="1.48915889556466E-016">
                <text:p>1.48915889556466E-016</text:p>
              </table:table-cell>
              <table:table-cell office:value-type="float" office:value="1.45393584863855E-015">
                <text:p>1.45393584863855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